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2.2306in" style:rel-column-width="3212*"/>
    </style:style>
    <style:style style:name="Table1.B" style:family="table-column">
      <style:table-column-properties style:column-width="4.4625in" style:rel-column-width="642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2.1194in"/>
    </style:style>
    <style:style style:name="Table2" style:family="table">
      <style:table-properties style:width="6.6931in" table:align="margins" style:writing-mode="rl-tb"/>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9403in" style:rel-column-width="2794*"/>
    </style:style>
    <style:style style:name="Table3.B" style:family="table-column">
      <style:table-column-properties style:column-width="4.7528in" style:rel-column-width="6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2.2306in" style:rel-column-width="3212*"/>
    </style:style>
    <style:style style:name="Table4.B" style:family="table-column">
      <style:table-column-properties style:column-width="4.4625in" style:rel-column-width="642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2.1194in"/>
    </style:style>
    <style:style style:name="Table5" style:family="table">
      <style:table-properties style:width="6.6931in" table:align="margins" style:writing-mode="rl-tb"/>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rl-tb"/>
    </style:style>
    <style:style style:name="Table6.A" style:family="table-column">
      <style:table-column-properties style:column-width="1.9403in" style:rel-column-width="2794*"/>
    </style:style>
    <style:style style:name="Table6.B" style:family="table-column">
      <style:table-column-properties style:column-width="4.7528in" style:rel-column-width="684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writing-mode="rl-tb"/>
    </style:style>
    <style:style style:name="Table7.A" style:family="table-column">
      <style:table-column-properties style:column-width="2.2306in" style:rel-column-width="3212*"/>
    </style:style>
    <style:style style:name="Table7.B" style:family="table-column">
      <style:table-column-properties style:column-width="4.4625in" style:rel-column-width="642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3" style:family="table-row">
      <style:table-row-properties style:min-row-height="1.3958in"/>
    </style:style>
    <style:style style:name="Table8" style:family="table">
      <style:table-properties style:width="6.6931in" table:align="margins" style:writing-mode="rl-tb"/>
    </style:style>
    <style:style style:name="Table8.A" style:family="table-column">
      <style:table-column-properties style:column-width="3.346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writing-mode="rl-tb"/>
    </style:style>
    <style:style style:name="Table9.A" style:family="table-column">
      <style:table-column-properties style:column-width="1.9403in" style:rel-column-width="2794*"/>
    </style:style>
    <style:style style:name="Table9.B" style:family="table-column">
      <style:table-column-properties style:column-width="4.7528in" style:rel-column-width="684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writing-mode="rl-tb"/>
    </style:style>
    <style:style style:name="Table10.A" style:family="table-column">
      <style:table-column-properties style:column-width="2.2306in" style:rel-column-width="3212*"/>
    </style:style>
    <style:style style:name="Table10.B" style:family="table-column">
      <style:table-column-properties style:column-width="4.4625in" style:rel-column-width="642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3" style:family="table-row">
      <style:table-row-properties style:min-row-height="0.7708in"/>
    </style:style>
    <style:style style:name="Table11" style:family="table">
      <style:table-properties style:width="6.6931in" table:align="margins" style:writing-mode="rl-tb"/>
    </style:style>
    <style:style style:name="Table11.A" style:family="table-column">
      <style:table-column-properties style:column-width="3.346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writing-mode="rl-tb"/>
    </style:style>
    <style:style style:name="Table12.A" style:family="table-column">
      <style:table-column-properties style:column-width="1.9403in" style:rel-column-width="2794*"/>
    </style:style>
    <style:style style:name="Table12.B" style:family="table-column">
      <style:table-column-properties style:column-width="4.7528in" style:rel-column-width="684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5" style:family="table-row">
      <style:table-row-properties style:min-row-height="0.6833in"/>
    </style:style>
    <style:style style:name="Table13" style:family="table">
      <style:table-properties style:width="6.6931in" table:align="margins" style:writing-mode="rl-tb"/>
    </style:style>
    <style:style style:name="Table13.A" style:family="table-column">
      <style:table-column-properties style:column-width="2.2306in" style:rel-column-width="3212*"/>
    </style:style>
    <style:style style:name="Table13.B" style:family="table-column">
      <style:table-column-properties style:column-width="4.4625in" style:rel-column-width="642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3" style:family="table-row">
      <style:table-row-properties style:min-row-height="0.7708in"/>
    </style:style>
    <style:style style:name="Table14" style:family="table">
      <style:table-properties style:width="6.6931in" table:align="margins" style:writing-mode="rl-tb"/>
    </style:style>
    <style:style style:name="Table14.A" style:family="table-column">
      <style:table-column-properties style:column-width="3.3465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writing-mode="rl-tb"/>
    </style:style>
    <style:style style:name="Table15.A" style:family="table-column">
      <style:table-column-properties style:column-width="1.9403in" style:rel-column-width="2794*"/>
    </style:style>
    <style:style style:name="Table15.B" style:family="table-column">
      <style:table-column-properties style:column-width="4.7528in" style:rel-column-width="6844*"/>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3" style:family="table-row">
      <style:table-row-properties style:min-row-height="0.6826in"/>
    </style:style>
    <style:style style:name="Table16" style:family="table">
      <style:table-properties style:width="6.6931in" table:align="margins" style:writing-mode="rl-tb"/>
    </style:style>
    <style:style style:name="Table16.A" style:family="table-column">
      <style:table-column-properties style:column-width="2.2306in" style:rel-column-width="3212*"/>
    </style:style>
    <style:style style:name="Table16.B" style:family="table-column">
      <style:table-column-properties style:column-width="4.4625in" style:rel-column-width="64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3" style:family="table-row">
      <style:table-row-properties style:min-row-height="1.5778in"/>
    </style:style>
    <style:style style:name="Table17" style:family="table">
      <style:table-properties style:width="6.6931in" table:align="margins" style:writing-mode="rl-tb"/>
    </style:style>
    <style:style style:name="Table17.A" style:family="table-column">
      <style:table-column-properties style:column-width="3.3465in" style:rel-column-width="3276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writing-mode="rl-tb"/>
    </style:style>
    <style:style style:name="Table18.A" style:family="table-column">
      <style:table-column-properties style:column-width="1.9403in" style:rel-column-width="2794*"/>
    </style:style>
    <style:style style:name="Table18.B" style:family="table-column">
      <style:table-column-properties style:column-width="4.7528in" style:rel-column-width="684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writing-mode="rl-tb"/>
    </style:style>
    <style:style style:name="Table19.A" style:family="table-column">
      <style:table-column-properties style:column-width="2.2306in" style:rel-column-width="3212*"/>
    </style:style>
    <style:style style:name="Table19.B" style:family="table-column">
      <style:table-column-properties style:column-width="4.4625in" style:rel-column-width="642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3" style:family="table-row">
      <style:table-row-properties style:min-row-height="0.7708in"/>
    </style:style>
    <style:style style:name="Table20" style:family="table">
      <style:table-properties style:width="6.6931in" table:align="margins" style:writing-mode="rl-tb"/>
    </style:style>
    <style:style style:name="Table20.A" style:family="table-column">
      <style:table-column-properties style:column-width="3.3465in" style:rel-column-width="3276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style:min-row-height="0.7896in"/>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writing-mode="rl-tb"/>
    </style:style>
    <style:style style:name="Table21.A" style:family="table-column">
      <style:table-column-properties style:column-width="1.9403in" style:rel-column-width="2794*"/>
    </style:style>
    <style:style style:name="Table21.B" style:family="table-column">
      <style:table-column-properties style:column-width="4.7528in" style:rel-column-width="6844*"/>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3" style:family="table-row">
      <style:table-row-properties style:min-row-height="0.6826in"/>
    </style:style>
    <style:style style:name="Table22" style:family="table">
      <style:table-properties style:width="6.6931in" table:align="margins" style:writing-mode="rl-tb"/>
    </style:style>
    <style:style style:name="Table22.A" style:family="table-column">
      <style:table-column-properties style:column-width="2.2306in" style:rel-column-width="3212*"/>
    </style:style>
    <style:style style:name="Table22.B" style:family="table-column">
      <style:table-column-properties style:column-width="4.4625in" style:rel-column-width="642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3" style:family="table-row">
      <style:table-row-properties style:min-row-height="0.7708in"/>
    </style:style>
    <style:style style:name="Table23" style:family="table">
      <style:table-properties style:width="6.6931in" table:align="margins" style:writing-mode="rl-tb"/>
    </style:style>
    <style:style style:name="Table23.A" style:family="table-column">
      <style:table-column-properties style:column-width="3.3465in" style:rel-column-width="32767*"/>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writing-mode="rl-tb"/>
    </style:style>
    <style:style style:name="Table24.A" style:family="table-column">
      <style:table-column-properties style:column-width="1.9403in" style:rel-column-width="2794*"/>
    </style:style>
    <style:style style:name="Table24.B" style:family="table-column">
      <style:table-column-properties style:column-width="4.7528in" style:rel-column-width="6844*"/>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3" style:family="table-row">
      <style:table-row-properties style:min-row-height="0.6826in"/>
    </style:style>
    <style:style style:name="Table25" style:family="table">
      <style:table-properties style:width="6.6931in" table:align="margins" style:writing-mode="rl-tb"/>
    </style:style>
    <style:style style:name="Table25.A" style:family="table-column">
      <style:table-column-properties style:column-width="2.2306in" style:rel-column-width="3212*"/>
    </style:style>
    <style:style style:name="Table25.B" style:family="table-column">
      <style:table-column-properties style:column-width="4.4625in" style:rel-column-width="642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3" style:family="table-row">
      <style:table-row-properties style:min-row-height="0.7708in"/>
    </style:style>
    <style:style style:name="Table26" style:family="table">
      <style:table-properties style:width="6.6931in" table:align="margins" style:writing-mode="rl-tb"/>
    </style:style>
    <style:style style:name="Table26.A" style:family="table-column">
      <style:table-column-properties style:column-width="3.3465in" style:rel-column-width="32767*"/>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writing-mode="rl-tb"/>
    </style:style>
    <style:style style:name="Table27.A" style:family="table-column">
      <style:table-column-properties style:column-width="1.9403in" style:rel-column-width="2794*"/>
    </style:style>
    <style:style style:name="Table27.B" style:family="table-column">
      <style:table-column-properties style:column-width="4.7528in" style:rel-column-width="6844*"/>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5" style:family="table-row">
      <style:table-row-properties style:min-row-height="0.6833in"/>
    </style:style>
    <style:style style:name="Table28" style:family="table">
      <style:table-properties style:width="6.6931in" table:align="margins" style:writing-mode="rl-tb"/>
    </style:style>
    <style:style style:name="Table28.A" style:family="table-column">
      <style:table-column-properties style:column-width="2.2306in" style:rel-column-width="3212*"/>
    </style:style>
    <style:style style:name="Table28.B" style:family="table-column">
      <style:table-column-properties style:column-width="4.4625in" style:rel-column-width="642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3" style:family="table-row">
      <style:table-row-properties style:min-row-height="0.7708in"/>
    </style:style>
    <style:style style:name="Table29" style:family="table">
      <style:table-properties style:width="6.6931in" table:align="margins" style:writing-mode="rl-tb"/>
    </style:style>
    <style:style style:name="Table29.A" style:family="table-column">
      <style:table-column-properties style:column-width="3.3465in" style:rel-column-width="32767*"/>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writing-mode="rl-tb"/>
    </style:style>
    <style:style style:name="Table30.A" style:family="table-column">
      <style:table-column-properties style:column-width="1.9403in" style:rel-column-width="2794*"/>
    </style:style>
    <style:style style:name="Table30.B" style:family="table-column">
      <style:table-column-properties style:column-width="4.7528in" style:rel-column-width="6844*"/>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5" style:family="table-row">
      <style:table-row-properties style:min-row-height="0.6833in"/>
    </style:style>
    <style:style style:name="Table31" style:family="table">
      <style:table-properties style:width="6.6931in" table:align="margins" style:writing-mode="rl-tb"/>
    </style:style>
    <style:style style:name="Table31.A" style:family="table-column">
      <style:table-column-properties style:column-width="2.2306in" style:rel-column-width="3212*"/>
    </style:style>
    <style:style style:name="Table31.B" style:family="table-column">
      <style:table-column-properties style:column-width="4.4625in" style:rel-column-width="6426*"/>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style:min-row-height="0.7708in"/>
    </style:style>
    <style:style style:name="Table32" style:family="table">
      <style:table-properties style:width="6.6931in" table:align="margins" style:writing-mode="rl-tb"/>
    </style:style>
    <style:style style:name="Table32.A" style:family="table-column">
      <style:table-column-properties style:column-width="3.3465in" style:rel-column-width="3276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writing-mode="rl-tb"/>
    </style:style>
    <style:style style:name="Table33.A" style:family="table-column">
      <style:table-column-properties style:column-width="1.9403in" style:rel-column-width="2794*"/>
    </style:style>
    <style:style style:name="Table33.B" style:family="table-column">
      <style:table-column-properties style:column-width="4.7528in" style:rel-column-width="684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5" style:family="table-row">
      <style:table-row-properties style:min-row-height="0.6833in"/>
    </style:style>
    <style:style style:name="Table34" style:family="table">
      <style:table-properties style:width="6.6931in" table:align="margins" style:writing-mode="rl-tb"/>
    </style:style>
    <style:style style:name="Table34.A" style:family="table-column">
      <style:table-column-properties style:column-width="2.2306in" style:rel-column-width="3212*"/>
    </style:style>
    <style:style style:name="Table34.B" style:family="table-column">
      <style:table-column-properties style:column-width="4.4625in" style:rel-column-width="642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3" style:family="table-row">
      <style:table-row-properties style:min-row-height="0.7708in"/>
    </style:style>
    <style:style style:name="Table35" style:family="table">
      <style:table-properties style:width="6.6931in" table:align="margins" style:writing-mode="rl-tb"/>
    </style:style>
    <style:style style:name="Table35.A" style:family="table-column">
      <style:table-column-properties style:column-width="3.3465in" style:rel-column-width="32767*"/>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writing-mode="rl-tb"/>
    </style:style>
    <style:style style:name="Table36.A" style:family="table-column">
      <style:table-column-properties style:column-width="1.9403in" style:rel-column-width="2794*"/>
    </style:style>
    <style:style style:name="Table36.B" style:family="table-column">
      <style:table-column-properties style:column-width="4.7528in" style:rel-column-width="684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5" style:family="table-row">
      <style:table-row-properties style:min-row-height="0.6833in"/>
    </style:style>
    <style:style style:name="Table37" style:family="table">
      <style:table-properties style:width="6.6931in" table:align="margins" style:writing-mode="rl-tb"/>
    </style:style>
    <style:style style:name="Table37.A" style:family="table-column">
      <style:table-column-properties style:column-width="2.2306in" style:rel-column-width="3212*"/>
    </style:style>
    <style:style style:name="Table37.B" style:family="table-column">
      <style:table-column-properties style:column-width="4.4625in" style:rel-column-width="6426*"/>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3" style:family="table-row">
      <style:table-row-properties style:min-row-height="0.7708in"/>
    </style:style>
    <style:style style:name="Table38" style:family="table">
      <style:table-properties style:width="6.6931in" table:align="margins" style:writing-mode="rl-tb"/>
    </style:style>
    <style:style style:name="Table38.A" style:family="table-column">
      <style:table-column-properties style:column-width="3.3465in" style:rel-column-width="32767*"/>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writing-mode="rl-tb"/>
    </style:style>
    <style:style style:name="Table39.A" style:family="table-column">
      <style:table-column-properties style:column-width="1.9403in" style:rel-column-width="2794*"/>
    </style:style>
    <style:style style:name="Table39.B" style:family="table-column">
      <style:table-column-properties style:column-width="4.7528in" style:rel-column-width="6844*"/>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5" style:family="table-row">
      <style:table-row-properties style:min-row-height="0.6833in"/>
    </style:style>
    <style:style style:name="Table40" style:family="table">
      <style:table-properties style:width="6.6931in" table:align="margins" style:writing-mode="rl-tb"/>
    </style:style>
    <style:style style:name="Table40.A" style:family="table-column">
      <style:table-column-properties style:column-width="2.2306in" style:rel-column-width="3212*"/>
    </style:style>
    <style:style style:name="Table40.B" style:family="table-column">
      <style:table-column-properties style:column-width="4.4625in" style:rel-column-width="642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3" style:family="table-row">
      <style:table-row-properties style:min-row-height="0.7708in"/>
    </style:style>
    <style:style style:name="Table41" style:family="table">
      <style:table-properties style:width="6.6931in" table:align="margins" style:writing-mode="rl-tb"/>
    </style:style>
    <style:style style:name="Table41.A" style:family="table-column">
      <style:table-column-properties style:column-width="3.3465in" style:rel-column-width="32767*"/>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writing-mode="rl-tb"/>
    </style:style>
    <style:style style:name="Table42.A" style:family="table-column">
      <style:table-column-properties style:column-width="1.9403in" style:rel-column-width="2794*"/>
    </style:style>
    <style:style style:name="Table42.B" style:family="table-column">
      <style:table-column-properties style:column-width="4.7528in" style:rel-column-width="6844*"/>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5" style:family="table-row">
      <style:table-row-properties style:min-row-height="0.6833in"/>
    </style:style>
    <style:style style:name="P1" style:family="paragraph" style:parent-style-name="Standard">
      <style:text-properties officeooo:paragraph-rsid="002b0075"/>
    </style:style>
    <style:style style:name="P2" style:family="paragraph" style:parent-style-name="Standard">
      <style:text-properties officeooo:paragraph-rsid="003078be"/>
    </style:style>
    <style:style style:name="P3" style:family="paragraph" style:parent-style-name="Standard">
      <style:text-properties officeooo:paragraph-rsid="0030d80d"/>
    </style:style>
    <style:style style:name="P4" style:family="paragraph" style:parent-style-name="Standard">
      <style:text-properties officeooo:paragraph-rsid="0032e17b"/>
    </style:style>
    <style:style style:name="P5" style:family="paragraph" style:parent-style-name="Standard">
      <style:text-properties officeooo:paragraph-rsid="00341ad5"/>
    </style:style>
    <style:style style:name="P6" style:family="paragraph" style:parent-style-name="Standard">
      <style:text-properties officeooo:paragraph-rsid="003562ac"/>
    </style:style>
    <style:style style:name="P7" style:family="paragraph" style:parent-style-name="Standard">
      <style:text-properties officeooo:paragraph-rsid="00357e09"/>
    </style:style>
    <style:style style:name="P8" style:family="paragraph" style:parent-style-name="Standard">
      <style:text-properties officeooo:paragraph-rsid="0036c389"/>
    </style:style>
    <style:style style:name="P9" style:family="paragraph" style:parent-style-name="Standard">
      <style:text-properties officeooo:paragraph-rsid="0036c984"/>
    </style:style>
    <style:style style:name="P10" style:family="paragraph" style:parent-style-name="Standard">
      <style:text-properties officeooo:paragraph-rsid="00388e92"/>
    </style:style>
    <style:style style:name="P11" style:family="paragraph" style:parent-style-name="Standard">
      <style:paragraph-properties fo:text-align="justify" style:justify-single-word="false" style:writing-mode="rl-tb"/>
      <style:text-properties style:text-underline-style="none" officeooo:rsid="001de0ee" officeooo:paragraph-rsid="001de0ee"/>
    </style:style>
    <style:style style:name="P12" style:family="paragraph" style:parent-style-name="Standard">
      <style:paragraph-properties fo:text-align="justify" style:justify-single-word="false" style:writing-mode="rl-tb"/>
      <style:text-properties style:text-underline-style="none" officeooo:rsid="001de0ee" officeooo:paragraph-rsid="00267eb7"/>
    </style:style>
    <style:style style:name="P13" style:family="paragraph" style:parent-style-name="Standard">
      <style:paragraph-properties fo:text-align="justify" style:justify-single-word="false" style:writing-mode="rl-tb"/>
      <style:text-properties style:text-underline-style="none" officeooo:rsid="001de0ee" officeooo:paragraph-rsid="002b0075"/>
    </style:style>
    <style:style style:name="P14" style:family="paragraph" style:parent-style-name="Standard">
      <style:paragraph-properties fo:text-align="justify" style:justify-single-word="false" style:writing-mode="rl-tb"/>
      <style:text-properties style:text-underline-style="none" officeooo:rsid="001de0ee" officeooo:paragraph-rsid="003078be"/>
    </style:style>
    <style:style style:name="P15" style:family="paragraph" style:parent-style-name="Standard">
      <style:paragraph-properties fo:text-align="justify" style:justify-single-word="false" style:writing-mode="rl-tb"/>
      <style:text-properties style:text-underline-style="none" officeooo:rsid="001de0ee" officeooo:paragraph-rsid="0030d80d"/>
    </style:style>
    <style:style style:name="P16" style:family="paragraph" style:parent-style-name="Standard">
      <style:paragraph-properties fo:text-align="justify" style:justify-single-word="false" style:writing-mode="rl-tb"/>
      <style:text-properties style:text-underline-style="none" officeooo:rsid="001de0ee" officeooo:paragraph-rsid="0032e17b"/>
    </style:style>
    <style:style style:name="P17" style:family="paragraph" style:parent-style-name="Standard">
      <style:paragraph-properties fo:text-align="justify" style:justify-single-word="false" style:writing-mode="rl-tb"/>
      <style:text-properties style:text-underline-style="none" officeooo:rsid="001de0ee" officeooo:paragraph-rsid="0033fc07"/>
    </style:style>
    <style:style style:name="P18" style:family="paragraph" style:parent-style-name="Standard">
      <style:paragraph-properties fo:text-align="justify" style:justify-single-word="false" style:writing-mode="rl-tb"/>
      <style:text-properties style:text-underline-style="none" officeooo:rsid="001de0ee" officeooo:paragraph-rsid="00341ad5"/>
    </style:style>
    <style:style style:name="P19" style:family="paragraph" style:parent-style-name="Standard">
      <style:paragraph-properties fo:text-align="justify" style:justify-single-word="false" style:writing-mode="rl-tb"/>
      <style:text-properties style:text-underline-style="none" officeooo:rsid="001de0ee" officeooo:paragraph-rsid="003562ac"/>
    </style:style>
    <style:style style:name="P20" style:family="paragraph" style:parent-style-name="Standard">
      <style:paragraph-properties fo:text-align="justify" style:justify-single-word="false" style:writing-mode="rl-tb"/>
      <style:text-properties style:text-underline-style="none" officeooo:rsid="001de0ee" officeooo:paragraph-rsid="00357e09"/>
    </style:style>
    <style:style style:name="P21" style:family="paragraph" style:parent-style-name="Standard">
      <style:paragraph-properties fo:text-align="justify" style:justify-single-word="false" style:writing-mode="rl-tb"/>
      <style:text-properties style:text-underline-style="none" officeooo:rsid="001de0ee" officeooo:paragraph-rsid="0036c389"/>
    </style:style>
    <style:style style:name="P22" style:family="paragraph" style:parent-style-name="Standard">
      <style:paragraph-properties fo:text-align="justify" style:justify-single-word="false" style:writing-mode="rl-tb"/>
      <style:text-properties style:text-underline-style="none" officeooo:rsid="001de0ee" officeooo:paragraph-rsid="0036c984"/>
    </style:style>
    <style:style style:name="P23" style:family="paragraph" style:parent-style-name="Standard">
      <style:paragraph-properties fo:text-align="justify" style:justify-single-word="false" style:writing-mode="rl-tb"/>
      <style:text-properties style:text-underline-style="none" officeooo:rsid="001de0ee" officeooo:paragraph-rsid="00388e92"/>
    </style:style>
    <style:style style:name="P24" style:family="paragraph" style:parent-style-name="Table_20_Contents">
      <style:paragraph-properties fo:text-align="justify" style:justify-single-word="false"/>
      <style:text-properties officeooo:rsid="001f2077" officeooo:paragraph-rsid="001f2077"/>
    </style:style>
    <style:style style:name="P25" style:family="paragraph" style:parent-style-name="Table_20_Contents">
      <style:paragraph-properties fo:text-align="justify" style:justify-single-word="false"/>
      <style:text-properties officeooo:rsid="001f2077" officeooo:paragraph-rsid="00267eb7"/>
    </style:style>
    <style:style style:name="P26" style:family="paragraph" style:parent-style-name="Table_20_Contents">
      <style:paragraph-properties fo:text-align="justify" style:justify-single-word="false"/>
      <style:text-properties officeooo:rsid="001f2077" officeooo:paragraph-rsid="002b0075"/>
    </style:style>
    <style:style style:name="P27" style:family="paragraph" style:parent-style-name="Table_20_Contents">
      <style:paragraph-properties fo:text-align="justify" style:justify-single-word="false"/>
      <style:text-properties officeooo:rsid="001f2077" officeooo:paragraph-rsid="003078be"/>
    </style:style>
    <style:style style:name="P28" style:family="paragraph" style:parent-style-name="Table_20_Contents">
      <style:paragraph-properties fo:text-align="justify" style:justify-single-word="false"/>
      <style:text-properties officeooo:rsid="001f2077" officeooo:paragraph-rsid="0030d80d"/>
    </style:style>
    <style:style style:name="P29" style:family="paragraph" style:parent-style-name="Table_20_Contents">
      <style:paragraph-properties fo:text-align="justify" style:justify-single-word="false"/>
      <style:text-properties officeooo:rsid="001f2077" officeooo:paragraph-rsid="0032e17b"/>
    </style:style>
    <style:style style:name="P30" style:family="paragraph" style:parent-style-name="Table_20_Contents">
      <style:paragraph-properties fo:text-align="justify" style:justify-single-word="false"/>
      <style:text-properties officeooo:rsid="001f2077" officeooo:paragraph-rsid="0033fc07"/>
    </style:style>
    <style:style style:name="P31" style:family="paragraph" style:parent-style-name="Table_20_Contents">
      <style:paragraph-properties fo:text-align="justify" style:justify-single-word="false"/>
      <style:text-properties officeooo:rsid="001f2077" officeooo:paragraph-rsid="00341ad5"/>
    </style:style>
    <style:style style:name="P32" style:family="paragraph" style:parent-style-name="Table_20_Contents">
      <style:paragraph-properties fo:text-align="justify" style:justify-single-word="false"/>
      <style:text-properties officeooo:rsid="001f2077" officeooo:paragraph-rsid="003562ac"/>
    </style:style>
    <style:style style:name="P33" style:family="paragraph" style:parent-style-name="Table_20_Contents">
      <style:paragraph-properties fo:text-align="justify" style:justify-single-word="false"/>
      <style:text-properties officeooo:rsid="001f2077" officeooo:paragraph-rsid="00357e09"/>
    </style:style>
    <style:style style:name="P34" style:family="paragraph" style:parent-style-name="Table_20_Contents">
      <style:paragraph-properties fo:text-align="justify" style:justify-single-word="false"/>
      <style:text-properties officeooo:rsid="001f2077" officeooo:paragraph-rsid="0036c389"/>
    </style:style>
    <style:style style:name="P35" style:family="paragraph" style:parent-style-name="Table_20_Contents">
      <style:paragraph-properties fo:text-align="justify" style:justify-single-word="false"/>
      <style:text-properties officeooo:rsid="001f2077" officeooo:paragraph-rsid="0036c984"/>
    </style:style>
    <style:style style:name="P36" style:family="paragraph" style:parent-style-name="Table_20_Contents">
      <style:paragraph-properties fo:text-align="justify" style:justify-single-word="false"/>
      <style:text-properties officeooo:rsid="001f2077" officeooo:paragraph-rsid="00388e92"/>
    </style:style>
    <style:style style:name="P37" style:family="paragraph" style:parent-style-name="Table_20_Contents">
      <style:paragraph-properties fo:text-align="justify" style:justify-single-word="false"/>
      <style:text-properties officeooo:rsid="00202b3e" officeooo:paragraph-rsid="00202b3e"/>
    </style:style>
    <style:style style:name="P38" style:family="paragraph" style:parent-style-name="Table_20_Contents">
      <style:paragraph-properties fo:text-align="justify" style:justify-single-word="false"/>
      <style:text-properties officeooo:rsid="00202b3e" officeooo:paragraph-rsid="00267eb7"/>
    </style:style>
    <style:style style:name="P39" style:family="paragraph" style:parent-style-name="Table_20_Contents">
      <style:paragraph-properties fo:text-align="justify" style:justify-single-word="false"/>
      <style:text-properties officeooo:rsid="00202b3e" officeooo:paragraph-rsid="002b0075"/>
    </style:style>
    <style:style style:name="P40" style:family="paragraph" style:parent-style-name="Table_20_Contents">
      <style:paragraph-properties fo:text-align="justify" style:justify-single-word="false"/>
      <style:text-properties officeooo:rsid="00202b3e" officeooo:paragraph-rsid="003078be"/>
    </style:style>
    <style:style style:name="P41" style:family="paragraph" style:parent-style-name="Table_20_Contents">
      <style:paragraph-properties fo:text-align="justify" style:justify-single-word="false"/>
      <style:text-properties officeooo:rsid="00202b3e" officeooo:paragraph-rsid="0030d80d"/>
    </style:style>
    <style:style style:name="P42" style:family="paragraph" style:parent-style-name="Table_20_Contents">
      <style:paragraph-properties fo:text-align="justify" style:justify-single-word="false"/>
      <style:text-properties officeooo:rsid="00202b3e" officeooo:paragraph-rsid="0032e17b"/>
    </style:style>
    <style:style style:name="P43" style:family="paragraph" style:parent-style-name="Table_20_Contents">
      <style:paragraph-properties fo:text-align="justify" style:justify-single-word="false"/>
      <style:text-properties officeooo:rsid="00202b3e" officeooo:paragraph-rsid="0033fc07"/>
    </style:style>
    <style:style style:name="P44" style:family="paragraph" style:parent-style-name="Table_20_Contents">
      <style:paragraph-properties fo:text-align="justify" style:justify-single-word="false"/>
      <style:text-properties officeooo:rsid="00202b3e" officeooo:paragraph-rsid="00341ad5"/>
    </style:style>
    <style:style style:name="P45" style:family="paragraph" style:parent-style-name="Table_20_Contents">
      <style:paragraph-properties fo:text-align="justify" style:justify-single-word="false"/>
      <style:text-properties officeooo:rsid="00202b3e" officeooo:paragraph-rsid="003562ac"/>
    </style:style>
    <style:style style:name="P46" style:family="paragraph" style:parent-style-name="Table_20_Contents">
      <style:paragraph-properties fo:text-align="justify" style:justify-single-word="false"/>
      <style:text-properties officeooo:rsid="00202b3e" officeooo:paragraph-rsid="00357e09"/>
    </style:style>
    <style:style style:name="P47" style:family="paragraph" style:parent-style-name="Table_20_Contents">
      <style:paragraph-properties fo:text-align="justify" style:justify-single-word="false"/>
      <style:text-properties officeooo:rsid="00202b3e" officeooo:paragraph-rsid="0036c389"/>
    </style:style>
    <style:style style:name="P48" style:family="paragraph" style:parent-style-name="Table_20_Contents">
      <style:paragraph-properties fo:text-align="justify" style:justify-single-word="false"/>
      <style:text-properties officeooo:rsid="00202b3e" officeooo:paragraph-rsid="0036c984"/>
    </style:style>
    <style:style style:name="P49" style:family="paragraph" style:parent-style-name="Table_20_Contents">
      <style:paragraph-properties fo:text-align="justify" style:justify-single-word="false"/>
      <style:text-properties officeooo:rsid="00202b3e" officeooo:paragraph-rsid="00388e92"/>
    </style:style>
    <style:style style:name="P50" style:family="paragraph" style:parent-style-name="Table_20_Contents">
      <style:paragraph-properties fo:text-align="justify" style:justify-single-word="false"/>
      <style:text-properties officeooo:rsid="0021f0d4" officeooo:paragraph-rsid="0021f0d4"/>
    </style:style>
    <style:style style:name="P51" style:family="paragraph" style:parent-style-name="Table_20_Contents">
      <style:paragraph-properties fo:text-align="justify" style:justify-single-word="false"/>
      <style:text-properties officeooo:rsid="0021f0d4" officeooo:paragraph-rsid="00267eb7"/>
    </style:style>
    <style:style style:name="P52" style:family="paragraph" style:parent-style-name="Table_20_Contents">
      <style:paragraph-properties fo:text-align="justify" style:justify-single-word="false"/>
      <style:text-properties officeooo:rsid="0021f0d4" officeooo:paragraph-rsid="002b0075"/>
    </style:style>
    <style:style style:name="P53" style:family="paragraph" style:parent-style-name="Table_20_Contents">
      <style:paragraph-properties fo:text-align="justify" style:justify-single-word="false"/>
      <style:text-properties officeooo:rsid="0021f0d4" officeooo:paragraph-rsid="003078be"/>
    </style:style>
    <style:style style:name="P54" style:family="paragraph" style:parent-style-name="Table_20_Contents">
      <style:paragraph-properties fo:text-align="justify" style:justify-single-word="false"/>
      <style:text-properties officeooo:rsid="0021f0d4" officeooo:paragraph-rsid="0030d80d"/>
    </style:style>
    <style:style style:name="P55" style:family="paragraph" style:parent-style-name="Table_20_Contents">
      <style:paragraph-properties fo:text-align="justify" style:justify-single-word="false"/>
      <style:text-properties officeooo:rsid="0021f0d4" officeooo:paragraph-rsid="0032e17b"/>
    </style:style>
    <style:style style:name="P56" style:family="paragraph" style:parent-style-name="Table_20_Contents">
      <style:paragraph-properties fo:text-align="justify" style:justify-single-word="false"/>
      <style:text-properties officeooo:rsid="0021f0d4" officeooo:paragraph-rsid="0033fc07"/>
    </style:style>
    <style:style style:name="P57" style:family="paragraph" style:parent-style-name="Table_20_Contents">
      <style:paragraph-properties fo:text-align="justify" style:justify-single-word="false"/>
      <style:text-properties officeooo:rsid="0021f0d4" officeooo:paragraph-rsid="00341ad5"/>
    </style:style>
    <style:style style:name="P58" style:family="paragraph" style:parent-style-name="Table_20_Contents">
      <style:paragraph-properties fo:text-align="justify" style:justify-single-word="false"/>
      <style:text-properties officeooo:rsid="0021f0d4" officeooo:paragraph-rsid="003562ac"/>
    </style:style>
    <style:style style:name="P59" style:family="paragraph" style:parent-style-name="Table_20_Contents">
      <style:paragraph-properties fo:text-align="justify" style:justify-single-word="false"/>
      <style:text-properties officeooo:rsid="0021f0d4" officeooo:paragraph-rsid="00357e09"/>
    </style:style>
    <style:style style:name="P60" style:family="paragraph" style:parent-style-name="Table_20_Contents">
      <style:paragraph-properties fo:text-align="justify" style:justify-single-word="false"/>
      <style:text-properties officeooo:rsid="0021f0d4" officeooo:paragraph-rsid="0036c389"/>
    </style:style>
    <style:style style:name="P61" style:family="paragraph" style:parent-style-name="Table_20_Contents">
      <style:paragraph-properties fo:text-align="justify" style:justify-single-word="false"/>
      <style:text-properties officeooo:rsid="0021f0d4" officeooo:paragraph-rsid="0036c984"/>
    </style:style>
    <style:style style:name="P62" style:family="paragraph" style:parent-style-name="Table_20_Contents">
      <style:paragraph-properties fo:text-align="justify" style:justify-single-word="false"/>
      <style:text-properties officeooo:rsid="0021f0d4" officeooo:paragraph-rsid="00388e92"/>
    </style:style>
    <style:style style:name="P63" style:family="paragraph" style:parent-style-name="Table_20_Contents">
      <style:paragraph-properties fo:text-align="justify" style:justify-single-word="false"/>
      <style:text-properties officeooo:rsid="00252a00" officeooo:paragraph-rsid="00252a00"/>
    </style:style>
    <style:style style:name="P64" style:family="paragraph" style:parent-style-name="Table_20_Contents">
      <style:paragraph-properties fo:text-align="justify" style:justify-single-word="false"/>
      <style:text-properties officeooo:rsid="00252a00" officeooo:paragraph-rsid="00267eb7"/>
    </style:style>
    <style:style style:name="P65" style:family="paragraph" style:parent-style-name="Table_20_Contents">
      <style:paragraph-properties fo:text-align="justify" style:justify-single-word="false"/>
      <style:text-properties officeooo:rsid="00252a00" officeooo:paragraph-rsid="002b0075"/>
    </style:style>
    <style:style style:name="P66" style:family="paragraph" style:parent-style-name="Table_20_Contents">
      <style:paragraph-properties fo:text-align="justify" style:justify-single-word="false"/>
      <style:text-properties officeooo:rsid="00252a00" officeooo:paragraph-rsid="003078be"/>
    </style:style>
    <style:style style:name="P67" style:family="paragraph" style:parent-style-name="Table_20_Contents">
      <style:paragraph-properties fo:text-align="justify" style:justify-single-word="false"/>
      <style:text-properties officeooo:rsid="00252a00" officeooo:paragraph-rsid="0030d80d"/>
    </style:style>
    <style:style style:name="P68" style:family="paragraph" style:parent-style-name="Table_20_Contents">
      <style:paragraph-properties fo:text-align="justify" style:justify-single-word="false"/>
      <style:text-properties officeooo:rsid="00252a00" officeooo:paragraph-rsid="0032e17b"/>
    </style:style>
    <style:style style:name="P69" style:family="paragraph" style:parent-style-name="Table_20_Contents">
      <style:paragraph-properties fo:text-align="justify" style:justify-single-word="false"/>
      <style:text-properties officeooo:rsid="00252a00" officeooo:paragraph-rsid="0033fc07"/>
    </style:style>
    <style:style style:name="P70" style:family="paragraph" style:parent-style-name="Table_20_Contents">
      <style:paragraph-properties fo:text-align="justify" style:justify-single-word="false"/>
      <style:text-properties officeooo:rsid="00252a00" officeooo:paragraph-rsid="00341ad5"/>
    </style:style>
    <style:style style:name="P71" style:family="paragraph" style:parent-style-name="Table_20_Contents">
      <style:paragraph-properties fo:text-align="justify" style:justify-single-word="false"/>
      <style:text-properties officeooo:rsid="00252a00" officeooo:paragraph-rsid="003562ac"/>
    </style:style>
    <style:style style:name="P72" style:family="paragraph" style:parent-style-name="Table_20_Contents">
      <style:paragraph-properties fo:text-align="justify" style:justify-single-word="false"/>
      <style:text-properties officeooo:rsid="00252a00" officeooo:paragraph-rsid="00357e09"/>
    </style:style>
    <style:style style:name="P73" style:family="paragraph" style:parent-style-name="Table_20_Contents">
      <style:paragraph-properties fo:text-align="justify" style:justify-single-word="false"/>
      <style:text-properties officeooo:rsid="00252a00" officeooo:paragraph-rsid="0036c389"/>
    </style:style>
    <style:style style:name="P74" style:family="paragraph" style:parent-style-name="Table_20_Contents">
      <style:paragraph-properties fo:text-align="justify" style:justify-single-word="false"/>
      <style:text-properties officeooo:rsid="00252a00" officeooo:paragraph-rsid="0036c984"/>
    </style:style>
    <style:style style:name="P75" style:family="paragraph" style:parent-style-name="Table_20_Contents">
      <style:paragraph-properties fo:text-align="justify" style:justify-single-word="false"/>
      <style:text-properties officeooo:rsid="00252a00" officeooo:paragraph-rsid="00388e92"/>
    </style:style>
    <style:style style:name="P76" style:family="paragraph" style:parent-style-name="Table_20_Contents">
      <style:paragraph-properties fo:text-align="justify" style:justify-single-word="false"/>
      <style:text-properties officeooo:rsid="00267eb7" officeooo:paragraph-rsid="00267eb7"/>
    </style:style>
    <style:style style:name="P77" style:family="paragraph" style:parent-style-name="Table_20_Contents">
      <style:paragraph-properties fo:text-align="justify" style:justify-single-word="false"/>
      <style:text-properties officeooo:rsid="00267eb7" officeooo:paragraph-rsid="002b0075"/>
    </style:style>
    <style:style style:name="P78" style:family="paragraph" style:parent-style-name="Table_20_Contents">
      <style:paragraph-properties fo:text-align="justify" style:justify-single-word="false"/>
      <style:text-properties officeooo:rsid="00267eb7" officeooo:paragraph-rsid="003078be"/>
    </style:style>
    <style:style style:name="P79" style:family="paragraph" style:parent-style-name="Table_20_Contents">
      <style:paragraph-properties fo:text-align="justify" style:justify-single-word="false"/>
      <style:text-properties officeooo:rsid="00267eb7" officeooo:paragraph-rsid="0030d80d"/>
    </style:style>
    <style:style style:name="P80" style:family="paragraph" style:parent-style-name="Table_20_Contents">
      <style:paragraph-properties fo:text-align="justify" style:justify-single-word="false"/>
      <style:text-properties officeooo:rsid="00267eb7" officeooo:paragraph-rsid="0032e17b"/>
    </style:style>
    <style:style style:name="P81" style:family="paragraph" style:parent-style-name="Table_20_Contents">
      <style:paragraph-properties fo:text-align="justify" style:justify-single-word="false"/>
      <style:text-properties officeooo:rsid="00267eb7" officeooo:paragraph-rsid="0033fc07"/>
    </style:style>
    <style:style style:name="P82" style:family="paragraph" style:parent-style-name="Table_20_Contents">
      <style:paragraph-properties fo:text-align="justify" style:justify-single-word="false"/>
      <style:text-properties officeooo:rsid="00267eb7" officeooo:paragraph-rsid="00341ad5"/>
    </style:style>
    <style:style style:name="P83" style:family="paragraph" style:parent-style-name="Table_20_Contents">
      <style:paragraph-properties fo:text-align="justify" style:justify-single-word="false"/>
      <style:text-properties officeooo:rsid="00267eb7" officeooo:paragraph-rsid="003562ac"/>
    </style:style>
    <style:style style:name="P84" style:family="paragraph" style:parent-style-name="Table_20_Contents">
      <style:paragraph-properties fo:text-align="justify" style:justify-single-word="false"/>
      <style:text-properties officeooo:rsid="00267eb7" officeooo:paragraph-rsid="00357e09"/>
    </style:style>
    <style:style style:name="P85" style:family="paragraph" style:parent-style-name="Table_20_Contents">
      <style:paragraph-properties fo:text-align="justify" style:justify-single-word="false"/>
      <style:text-properties officeooo:rsid="00267eb7" officeooo:paragraph-rsid="0036c389"/>
    </style:style>
    <style:style style:name="P86" style:family="paragraph" style:parent-style-name="Table_20_Contents">
      <style:paragraph-properties fo:text-align="justify" style:justify-single-word="false"/>
      <style:text-properties officeooo:rsid="00267eb7" officeooo:paragraph-rsid="0036c984"/>
    </style:style>
    <style:style style:name="P87" style:family="paragraph" style:parent-style-name="Table_20_Contents">
      <style:paragraph-properties fo:text-align="justify" style:justify-single-word="false"/>
      <style:text-properties officeooo:rsid="00267eb7" officeooo:paragraph-rsid="00388e92"/>
    </style:style>
    <style:style style:name="P88" style:family="paragraph" style:parent-style-name="Table_20_Contents">
      <style:paragraph-properties fo:text-align="justify" style:justify-single-word="false"/>
      <style:text-properties officeooo:rsid="00281710" officeooo:paragraph-rsid="00281710"/>
    </style:style>
    <style:style style:name="P89" style:family="paragraph" style:parent-style-name="Table_20_Contents">
      <style:paragraph-properties fo:text-align="justify" style:justify-single-word="false"/>
      <style:text-properties officeooo:rsid="00281710" officeooo:paragraph-rsid="002b0075"/>
    </style:style>
    <style:style style:name="P90" style:family="paragraph" style:parent-style-name="Table_20_Contents">
      <style:paragraph-properties fo:text-align="justify" style:justify-single-word="false"/>
      <style:text-properties officeooo:rsid="00281710" officeooo:paragraph-rsid="003078be"/>
    </style:style>
    <style:style style:name="P91" style:family="paragraph" style:parent-style-name="Table_20_Contents">
      <style:paragraph-properties fo:text-align="justify" style:justify-single-word="false"/>
      <style:text-properties officeooo:rsid="00281710" officeooo:paragraph-rsid="0032e17b"/>
    </style:style>
    <style:style style:name="P92" style:family="paragraph" style:parent-style-name="Table_20_Contents">
      <style:paragraph-properties fo:text-align="justify" style:justify-single-word="false"/>
      <style:text-properties officeooo:rsid="00281710" officeooo:paragraph-rsid="003562ac"/>
    </style:style>
    <style:style style:name="P93" style:family="paragraph" style:parent-style-name="Table_20_Contents">
      <style:paragraph-properties fo:text-align="justify" style:justify-single-word="false"/>
      <style:text-properties officeooo:rsid="00298648" officeooo:paragraph-rsid="00298648"/>
    </style:style>
    <style:style style:name="P94" style:family="paragraph" style:parent-style-name="Table_20_Contents">
      <style:paragraph-properties fo:text-align="justify" style:justify-single-word="false"/>
      <style:text-properties officeooo:rsid="002b0075" officeooo:paragraph-rsid="002b0075"/>
    </style:style>
    <style:style style:name="P95" style:family="paragraph" style:parent-style-name="Table_20_Contents">
      <style:paragraph-properties fo:text-align="justify" style:justify-single-word="false"/>
      <style:text-properties officeooo:rsid="002b0075" officeooo:paragraph-rsid="003078be"/>
    </style:style>
    <style:style style:name="P96" style:family="paragraph" style:parent-style-name="Table_20_Contents">
      <style:paragraph-properties fo:text-align="justify" style:justify-single-word="false"/>
      <style:text-properties officeooo:rsid="002b0075" officeooo:paragraph-rsid="0032e17b"/>
    </style:style>
    <style:style style:name="P97" style:family="paragraph" style:parent-style-name="Table_20_Contents">
      <style:paragraph-properties fo:text-align="justify" style:justify-single-word="false"/>
      <style:text-properties officeooo:rsid="002e5513" officeooo:paragraph-rsid="002e5513"/>
    </style:style>
    <style:style style:name="P98" style:family="paragraph" style:parent-style-name="Table_20_Contents">
      <style:paragraph-properties fo:text-align="justify" style:justify-single-word="false"/>
      <style:text-properties officeooo:rsid="002f75bd" officeooo:paragraph-rsid="002f75bd"/>
    </style:style>
    <style:style style:name="P99" style:family="paragraph" style:parent-style-name="Table_20_Contents">
      <style:paragraph-properties fo:text-align="justify" style:justify-single-word="false"/>
      <style:text-properties officeooo:rsid="003078be" officeooo:paragraph-rsid="003078be"/>
    </style:style>
    <style:style style:name="P100" style:family="paragraph" style:parent-style-name="Table_20_Contents">
      <style:paragraph-properties fo:text-align="justify" style:justify-single-word="false"/>
      <style:text-properties officeooo:rsid="003078be" officeooo:paragraph-rsid="0030d80d"/>
    </style:style>
    <style:style style:name="P101" style:family="paragraph" style:parent-style-name="Table_20_Contents">
      <style:paragraph-properties fo:text-align="justify" style:justify-single-word="false"/>
      <style:text-properties officeooo:rsid="003078be" officeooo:paragraph-rsid="0033fc07"/>
    </style:style>
    <style:style style:name="P102" style:family="paragraph" style:parent-style-name="Table_20_Contents">
      <style:paragraph-properties fo:text-align="justify" style:justify-single-word="false"/>
      <style:text-properties officeooo:rsid="003078be" officeooo:paragraph-rsid="00341ad5"/>
    </style:style>
    <style:style style:name="P103" style:family="paragraph" style:parent-style-name="Table_20_Contents">
      <style:paragraph-properties fo:text-align="justify" style:justify-single-word="false"/>
      <style:text-properties officeooo:rsid="003078be" officeooo:paragraph-rsid="003562ac"/>
    </style:style>
    <style:style style:name="P104" style:family="paragraph" style:parent-style-name="Table_20_Contents">
      <style:paragraph-properties fo:text-align="justify" style:justify-single-word="false"/>
      <style:text-properties officeooo:rsid="003078be" officeooo:paragraph-rsid="00357e09"/>
    </style:style>
    <style:style style:name="P105" style:family="paragraph" style:parent-style-name="Table_20_Contents">
      <style:paragraph-properties fo:text-align="justify" style:justify-single-word="false"/>
      <style:text-properties officeooo:rsid="003078be" officeooo:paragraph-rsid="0036c389"/>
    </style:style>
    <style:style style:name="P106" style:family="paragraph" style:parent-style-name="Table_20_Contents">
      <style:paragraph-properties fo:text-align="justify" style:justify-single-word="false"/>
      <style:text-properties officeooo:rsid="003078be" officeooo:paragraph-rsid="0036c984"/>
    </style:style>
    <style:style style:name="P107" style:family="paragraph" style:parent-style-name="Table_20_Contents">
      <style:paragraph-properties fo:text-align="justify" style:justify-single-word="false"/>
      <style:text-properties officeooo:rsid="003078be" officeooo:paragraph-rsid="00388e92"/>
    </style:style>
    <style:style style:name="P108" style:family="paragraph" style:parent-style-name="Table_20_Contents">
      <style:paragraph-properties fo:text-align="justify" style:justify-single-word="false"/>
      <style:text-properties officeooo:rsid="0030d80d" officeooo:paragraph-rsid="0030d80d"/>
    </style:style>
    <style:style style:name="P109" style:family="paragraph" style:parent-style-name="Table_20_Contents">
      <style:paragraph-properties fo:text-align="justify" style:justify-single-word="false"/>
      <style:text-properties officeooo:rsid="0030d80d" officeooo:paragraph-rsid="0033fc07"/>
    </style:style>
    <style:style style:name="P110" style:family="paragraph" style:parent-style-name="Table_20_Contents">
      <style:paragraph-properties fo:text-align="justify" style:justify-single-word="false"/>
      <style:text-properties officeooo:rsid="0030d80d" officeooo:paragraph-rsid="00341ad5"/>
    </style:style>
    <style:style style:name="P111" style:family="paragraph" style:parent-style-name="Table_20_Contents">
      <style:paragraph-properties fo:text-align="justify" style:justify-single-word="false"/>
      <style:text-properties officeooo:rsid="0030d80d" officeooo:paragraph-rsid="003562ac"/>
    </style:style>
    <style:style style:name="P112" style:family="paragraph" style:parent-style-name="Table_20_Contents">
      <style:paragraph-properties fo:text-align="justify" style:justify-single-word="false"/>
      <style:text-properties officeooo:rsid="0030d80d" officeooo:paragraph-rsid="00357e09"/>
    </style:style>
    <style:style style:name="P113" style:family="paragraph" style:parent-style-name="Table_20_Contents">
      <style:paragraph-properties fo:text-align="justify" style:justify-single-word="false"/>
      <style:text-properties officeooo:rsid="0031def3" officeooo:paragraph-rsid="0031def3"/>
    </style:style>
    <style:style style:name="P114" style:family="paragraph" style:parent-style-name="Table_20_Contents">
      <style:paragraph-properties fo:text-align="justify" style:justify-single-word="false"/>
      <style:text-properties officeooo:rsid="0031def3" officeooo:paragraph-rsid="0033fc07"/>
    </style:style>
    <style:style style:name="P115" style:family="paragraph" style:parent-style-name="Table_20_Contents">
      <style:paragraph-properties fo:text-align="justify" style:justify-single-word="false"/>
      <style:text-properties officeooo:rsid="0031def3" officeooo:paragraph-rsid="00341ad5"/>
    </style:style>
    <style:style style:name="P116" style:family="paragraph" style:parent-style-name="Table_20_Contents">
      <style:paragraph-properties fo:text-align="justify" style:justify-single-word="false"/>
      <style:text-properties officeooo:rsid="0032e17b" officeooo:paragraph-rsid="0032e17b"/>
    </style:style>
    <style:style style:name="P117" style:family="paragraph" style:parent-style-name="Table_20_Contents">
      <style:paragraph-properties fo:text-align="justify" style:justify-single-word="false"/>
      <style:text-properties officeooo:rsid="0032e17b" officeooo:paragraph-rsid="0033fc07"/>
    </style:style>
    <style:style style:name="P118" style:family="paragraph" style:parent-style-name="Table_20_Contents">
      <style:paragraph-properties fo:text-align="justify" style:justify-single-word="false"/>
      <style:text-properties officeooo:rsid="0032e17b" officeooo:paragraph-rsid="00341ad5"/>
    </style:style>
    <style:style style:name="P119" style:family="paragraph" style:parent-style-name="Table_20_Contents">
      <style:paragraph-properties fo:text-align="justify" style:justify-single-word="false"/>
      <style:text-properties officeooo:rsid="0033fc07" officeooo:paragraph-rsid="0033fc07"/>
    </style:style>
    <style:style style:name="P120" style:family="paragraph" style:parent-style-name="Table_20_Contents">
      <style:paragraph-properties fo:text-align="justify" style:justify-single-word="false"/>
      <style:text-properties officeooo:rsid="00341ad5" officeooo:paragraph-rsid="00341ad5"/>
    </style:style>
    <style:style style:name="P121" style:family="paragraph" style:parent-style-name="Table_20_Contents">
      <style:paragraph-properties fo:text-align="justify" style:justify-single-word="false"/>
      <style:text-properties officeooo:rsid="003562ac" officeooo:paragraph-rsid="003562ac"/>
    </style:style>
    <style:style style:name="P122" style:family="paragraph" style:parent-style-name="Table_20_Contents">
      <style:paragraph-properties fo:text-align="justify" style:justify-single-word="false"/>
      <style:text-properties officeooo:rsid="003562ac" officeooo:paragraph-rsid="00357e09"/>
    </style:style>
    <style:style style:name="P123" style:family="paragraph" style:parent-style-name="Table_20_Contents">
      <style:paragraph-properties fo:text-align="justify" style:justify-single-word="false"/>
      <style:text-properties officeooo:rsid="00357e09" officeooo:paragraph-rsid="00357e09"/>
    </style:style>
    <style:style style:name="P124" style:family="paragraph" style:parent-style-name="Table_20_Contents">
      <style:paragraph-properties fo:text-align="justify" style:justify-single-word="false"/>
      <style:text-properties officeooo:rsid="00357e09" officeooo:paragraph-rsid="0036c389"/>
    </style:style>
    <style:style style:name="P125" style:family="paragraph" style:parent-style-name="Table_20_Contents">
      <style:paragraph-properties fo:text-align="justify" style:justify-single-word="false"/>
      <style:text-properties officeooo:rsid="0036c389" officeooo:paragraph-rsid="0036c389"/>
    </style:style>
    <style:style style:name="P126" style:family="paragraph" style:parent-style-name="Table_20_Contents">
      <style:paragraph-properties fo:text-align="justify" style:justify-single-word="false"/>
      <style:text-properties officeooo:rsid="0036c389" officeooo:paragraph-rsid="0036c984"/>
    </style:style>
    <style:style style:name="P127" style:family="paragraph" style:parent-style-name="Table_20_Contents">
      <style:paragraph-properties fo:text-align="justify" style:justify-single-word="false"/>
      <style:text-properties officeooo:rsid="0036c389" officeooo:paragraph-rsid="00388e92"/>
    </style:style>
    <style:style style:name="P128" style:family="paragraph" style:parent-style-name="Table_20_Contents">
      <style:paragraph-properties fo:text-align="justify" style:justify-single-word="false"/>
      <style:text-properties officeooo:rsid="0036c984" officeooo:paragraph-rsid="0036c984"/>
    </style:style>
    <style:style style:name="P129" style:family="paragraph" style:parent-style-name="Table_20_Contents">
      <style:paragraph-properties fo:text-align="justify" style:justify-single-word="false"/>
      <style:text-properties officeooo:rsid="0036c984" officeooo:paragraph-rsid="00388e92"/>
    </style:style>
    <style:style style:name="P130" style:family="paragraph" style:parent-style-name="Table_20_Contents">
      <style:paragraph-properties fo:text-align="justify" style:justify-single-word="false"/>
      <style:text-properties officeooo:rsid="00388e92" officeooo:paragraph-rsid="00388e92"/>
    </style:style>
    <style:style style:name="T1" style:family="text">
      <style:text-properties officeooo:rsid="0021f0d4"/>
    </style:style>
    <style:style style:name="T2" style:family="text">
      <style:text-properties officeooo:rsid="00298648"/>
    </style:style>
    <style:style style:name="T3" style:family="text">
      <style:text-properties officeooo:rsid="002b0075"/>
    </style:style>
    <style:style style:name="T4" style:family="text">
      <style:text-properties officeooo:rsid="002e5513"/>
    </style:style>
    <style:style style:name="T5" style:family="text">
      <style:text-properties officeooo:rsid="002eb934"/>
    </style:style>
    <style:style style:name="T6" style:family="text">
      <style:text-properties officeooo:rsid="003078be"/>
    </style:style>
    <style:style style:name="T7" style:family="text">
      <style:text-properties officeooo:rsid="0030d80d"/>
    </style:style>
    <style:style style:name="T8" style:family="text">
      <style:text-properties officeooo:rsid="0031def3"/>
    </style:style>
    <style:style style:name="T9" style:family="text">
      <style:text-properties officeooo:rsid="0032e17b"/>
    </style:style>
    <style:style style:name="T10" style:family="text">
      <style:text-properties officeooo:rsid="0033fc07"/>
    </style:style>
    <style:style style:name="T11" style:family="text">
      <style:text-properties officeooo:rsid="00341ad5"/>
    </style:style>
    <style:style style:name="T12" style:family="text">
      <style:text-properties officeooo:rsid="003562ac"/>
    </style:style>
    <style:style style:name="T13" style:family="text">
      <style:text-properties officeooo:rsid="00357e09"/>
    </style:style>
    <style:style style:name="T14" style:family="text">
      <style:text-properties officeooo:rsid="0036c389"/>
    </style:style>
    <style:style style:name="T15" style:family="text">
      <style:text-properties officeooo:rsid="0036c984"/>
    </style:style>
    <style:style style:name="T16" style:family="text">
      <style:text-properties officeooo:rsid="00388e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4">نام use case</text:p>
          </table:table-cell>
          <table:table-cell table:style-name="Table1.B1" office:value-type="string">
            <text:p text:style-name="P24">ایجاد پروپوزال</text:p>
          </table:table-cell>
        </table:table-row>
        <table:table-row>
          <table:table-cell table:style-name="Table1.A2" office:value-type="string">
            <text:p text:style-name="P24">Actor اصلی</text:p>
          </table:table-cell>
          <table:table-cell table:style-name="Table1.B2" office:value-type="string">
            <text:p text:style-name="P24">دانشجو</text:p>
          </table:table-cell>
        </table:table-row>
        <table:table-row table:style-name="Table1.3">
          <table:table-cell table:style-name="Table1.A2" office:value-type="string">
            <text:p text:style-name="P24">توصیف</text:p>
          </table:table-cell>
          <table:table-cell table:style-name="Table1.B2" office:value-type="string">
            <text:p text:style-name="P37">این use case ابتدایی می‌باشد. دانشجو باید پروپزال خود را در سایت آپلود کند و هم چنین در یک فرم مشخص نماید که این پروپوزال مربوط به کدام یک از سه گروه است تا به مدیر گروه مربوطه ارجاع داده شود و مدیر گروه تصمیم بگیرد که کدام استاد را به عنوان داور این پروپوزال انتخاب نماید.</text:p>
            <text:p text:style-name="P37">باید سامانه را طوری پیاده‌سازی کنیم که بتواند با آنالیز پروپوزال دو داور را به مدیر گروه پیشنهاد دهد و اگر هم که موفق به این امر نشد پیغامی مرتبط را به مدیر گروه نشان دهد. این مورد صرفاً یک پیشنهاد است و مدیر گروه می‌تواند آن‌ها را تأیید یا رد کند. انتخاب داور توسط مدیر گروه خود یک use case مجزا می‌باشد که در آن یا می‌تواند از نتیجه این پیشنهاد ها استفاده کند و یا به طور کل دو داور را به نظر خودش مشخص نماید.</text:p>
          </table:table-cell>
        </table:table-row>
        <table:table-row>
          <table:table-cell table:style-name="Table1.A2" office:value-type="string">
            <text:p text:style-name="P37">پیش شرایط</text:p>
          </table:table-cell>
          <table:table-cell table:style-name="Table1.B2" office:value-type="string">
            <text:p text:style-name="P130">کاربر تحت عنوان دانشجو وارد سایت شده باشد.</text:p>
            <text:p text:style-name="P37">دانشجو باید <text:span text:style-name="T1">در ترم سوم باشد و اجازه ثبت نام را داشته باشد.(بررسی اجازه برای ایجاد پروپوزال باید توسط سیستم و با بررسی سوابق دانشجو که در دیتابیس موجود است انجام شود.) </text:span></text:p>
          </table:table-cell>
        </table:table-row>
        <table:table-row>
          <table:table-cell table:style-name="Table1.A2" office:value-type="string">
            <text:p text:style-name="P50">راه انداز</text:p>
          </table:table-cell>
          <table:table-cell table:style-name="Table1.B2" office:value-type="string">
            <text:p text:style-name="P50">زمانی که دانشجو درخواست ایجاد پروپوزال و دفاع را دارد این use case آغاز می شود.</text:p>
          </table:table-cell>
        </table:table-row>
      </table:table>
      <text:p text:style-name="P11"/>
      <table:table table:name="Table2" table:style-name="Table2">
        <table:table-column table:style-name="Table2.A" table:number-columns-repeated="2"/>
        <table:table-row>
          <table:table-cell table:style-name="Table2.A1" office:value-type="string">
            <text:p text:style-name="P63">کنش</text:p>
          </table:table-cell>
          <table:table-cell table:style-name="Table2.B1" office:value-type="string">
            <text:p text:style-name="P63">واکنش</text:p>
          </table:table-cell>
        </table:table-row>
        <table:table-row>
          <table:table-cell table:style-name="Table2.A2" office:value-type="string">
            <text:p text:style-name="P63">۱-دانشجو وارد قسمت ثبت پروپوزال می‌شود.</text:p>
            <text:p text:style-name="P63"/>
            <text:p text:style-name="P63"/>
            <text:p text:style-name="P63">۳-دانشجو پروپوزال خود را آپلود می‌کند و گروه خود را مشخص می کند.</text:p>
          </table:table-cell>
          <table:table-cell table:style-name="Table2.B2" office:value-type="string">
            <text:p text:style-name="P63">۲-فرم ثبت پروپوزال به دانشجو نشان داده می‌شود.</text:p>
            <text:p text:style-name="P63"/>
            <text:p text:style-name="P63">۴- پس از اتمام آپلود سیستم به آنالیز فرم می‌پردازد و نتیجه را که شامل فرم و پیشنهادی از استادان به عنوان داور است را به مدیر گروه می‌فرستد.</text:p>
          </table:table-cell>
        </table:table-row>
      </table:table>
      <text:p text:style-name="P11"/>
      <table:table table:name="Table3" table:style-name="Table3">
        <table:table-column table:style-name="Table3.A"/>
        <table:table-column table:style-name="Table3.B"/>
        <table:table-row>
          <table:table-cell table:style-name="Table3.A1" office:value-type="string">
            <text:p text:style-name="P76">روند های جایگزین</text:p>
          </table:table-cell>
          <table:table-cell table:style-name="Table3.B1" office:value-type="string">
            <text:p text:style-name="P77">در <text:span text:style-name="T3">تمامی مراحل اگر به مشکلی از طرف سرور, مانند خطای عدم دسترسی سرویس برخوردیم باید یک پیغام مناسب به دانشجو نشان داده شود تا دانشجو از موضوع آگاه شود.</text:span></text:p>
            <text:p text:style-name="P77"><text:line-break/>در گام ۳: اگر قسمتی از فرم مانند نام گروه و یا پروپوزال را تکمیل نکرده بود وارد مرحله ۴ نشویم و پیغام اخطار به دانشجو نشان داده شود.</text:p>
          </table:table-cell>
        </table:table-row>
        <table:table-row>
          <table:table-cell table:style-name="Table3.A2" office:value-type="string">
            <text:p text:style-name="P76">خاتمه</text:p>
          </table:table-cell>
          <table:table-cell table:style-name="Table3.B2" office:value-type="string">
            <text:p text:style-name="P76">پس از آپلود صحیح پروپوزال و مشخص کردن گروه توسط دانشجو این قسمت تمام می‌شود.</text:p>
          </table:table-cell>
        </table:table-row>
        <table:table-row>
          <table:table-cell table:style-name="Table3.A2" office:value-type="string">
            <text:p text:style-name="P76">شرایط پسین</text:p>
          </table:table-cell>
          <table:table-cell table:style-name="Table3.B2" office:value-type="string">
            <text:p text:style-name="P76">پس از اتمام این مرحله باید وارد use case مشخص کردن داور توسط مدیر گروه شویم.</text:p>
          </table:table-cell>
        </table:table-row>
        <table:table-row>
          <table:table-cell table:style-name="Table3.A2" office:value-type="string">
            <text:p text:style-name="P76">قواعد</text:p>
          </table:table-cell>
          <table:table-cell table:style-name="Table3.B2" office:value-type="string">
            <text:p text:style-name="P76">دانشجو باید شرایط ایجاد پروپوزال مانند گذراندن حداقل سه ترم را داشته باشد.</text:p>
          </table:table-cell>
        </table:table-row>
        <table:table-row>
          <table:table-cell table:style-name="Table3.A2" office:value-type="string">
            <text:p text:style-name="P76">ملاحظات فنی</text:p>
          </table:table-cell>
          <table:table-cell table:style-name="Table3.B2" office:value-type="string">
            <text:p text:style-name="P76">باید به حجم پروپوزال دقت داشت و بر اساس تعداد دانشجوهایی که تخمین زده می‌شوند یک سرور با حافظه مناسب تهیه کرد.</text:p>
          </table:table-cell>
        </table:table-row>
      </table:table>
      <text:p text:style-name="P11"/>
      <text:p text:style-name="P11"/>
      <text:p text:style-name="P11"><text:soft-page-break/></text:p>
      <text:p text:style-name="P3"/>
      <table:table table:name="Table13" table:style-name="Table13">
        <table:table-column table:style-name="Table13.A"/>
        <table:table-column table:style-name="Table13.B"/>
        <table:table-row>
          <table:table-cell table:style-name="Table13.A1" office:value-type="string">
            <text:p text:style-name="P28">نام use case</text:p>
          </table:table-cell>
          <table:table-cell table:style-name="Table13.B1" office:value-type="string">
            <text:p text:style-name="P108">اصلاح پروپوزال</text:p>
          </table:table-cell>
        </table:table-row>
        <table:table-row>
          <table:table-cell table:style-name="Table13.A2" office:value-type="string">
            <text:p text:style-name="P28">Actor اصلی</text:p>
          </table:table-cell>
          <table:table-cell table:style-name="Table13.B2" office:value-type="string">
            <text:p text:style-name="P108">دانشجو</text:p>
          </table:table-cell>
        </table:table-row>
        <table:table-row table:style-name="Table13.3">
          <table:table-cell table:style-name="Table13.A2" office:value-type="string">
            <text:p text:style-name="P28">توصیف</text:p>
          </table:table-cell>
          <table:table-cell table:style-name="Table13.B2" office:value-type="string">
            <text:p text:style-name="P108">ممکن است <text:span text:style-name="T8">یک استاد یا هر دو استاد مربوط که داور پروپوزال هستند آن را رد کنند. در این حالت دانشجو وظیفه دارد که به اصلاح پروپوزال خود بپردازد و پروپوزال جدید را بارگذاری نماید.</text:span></text:p>
            <text:p text:style-name="P113">نکته مهم در این قسمت این است که این پروپوزال باید به پروپوزال قبلی الصاق شود و استاد توانایی مشاهده همه تاریخ ها را داشته باشد.</text:p>
            <text:p text:style-name="P113">همچنین بعد از اصلاح پروپوزال, این پروپوزال به قسمت بررسی نشده ها در صفحه مشاهده پروپوزال های استاد برود.</text:p>
          </table:table-cell>
        </table:table-row>
        <table:table-row>
          <table:table-cell table:style-name="Table13.A2" office:value-type="string">
            <text:p text:style-name="P41">پیش شرایط</text:p>
          </table:table-cell>
          <table:table-cell table:style-name="Table13.B2" office:value-type="string">
            <text:p text:style-name="P130">کاربر تحت عنوان دانشجو وارد سایت شده باشد.</text:p>
            <text:p text:style-name="P113">دانشجو باید در ابتدا یک پروپوزال را ثبت کرده باشد, داور ها نظر منفی به این پروپوزال داده باشند و سپس دانشجو اقدام به ویرایش این پروپوزال کند.</text:p>
          </table:table-cell>
        </table:table-row>
        <table:table-row>
          <table:table-cell table:style-name="Table13.A2" office:value-type="string">
            <text:p text:style-name="P54">راه انداز</text:p>
          </table:table-cell>
          <table:table-cell table:style-name="Table13.B2" office:value-type="string">
            <text:p text:style-name="P113">دانشجو به قسمت مشاهده نظرات می‌رود و پس از دیدن و خواندن نظرات استاد بر روی دکمه اصلاح پروپوزال کلیک می <text:s/>کند و در این قسمت این use case آغاز می‌شود.</text:p>
          </table:table-cell>
        </table:table-row>
      </table:table>
      <text:p text:style-name="P15"/>
      <table:table table:name="Table14" table:style-name="Table14">
        <table:table-column table:style-name="Table14.A" table:number-columns-repeated="2"/>
        <table:table-row>
          <table:table-cell table:style-name="Table14.A1" office:value-type="string">
            <text:p text:style-name="P67">کنش</text:p>
          </table:table-cell>
          <table:table-cell table:style-name="Table14.B1" office:value-type="string">
            <text:p text:style-name="P67">واکنش</text:p>
          </table:table-cell>
        </table:table-row>
        <table:table-row>
          <table:table-cell table:style-name="Table14.A2" office:value-type="string">
            <text:p text:style-name="P67">۱-<text:span text:style-name="T8">دانشجو پس از اینکه نظرات را در قسمت مشاهده نظرات بر روی نظر کلیک می‌کند.</text:span></text:p>
            <text:p text:style-name="P67"/>
            <text:p text:style-name="P108">۳- <text:span text:style-name="T8">دانشجو پس از بررسی نظرات استاد بر روی قسمت اصلاح پروپوزال کلیک می‌کند.</text:span></text:p>
            <text:p text:style-name="P108"/>
            <text:p text:style-name="P108"/>
            <text:p text:style-name="P113">۵- دانشجو اقدام به بارگذاری پروپوزال جدید می‌کند.</text:p>
          </table:table-cell>
          <table:table-cell table:style-name="Table14.B2" office:value-type="string">
            <text:p text:style-name="P67">۲-<text:span text:style-name="T8">یک صفحه شامل پروپوزال پیشین و همچنین نظر استاد درباره آن پروپوزال به دانشجو نشان داده می‌شود. </text:span></text:p>
            <text:p text:style-name="P67">۴- <text:span text:style-name="T8">فرمی مانند ایجاد پروپوزال به دانشجو نشان داده می‌شود.البته دیگر نیازی نیست در این قسمت فیلدی تحت عنوان انتخاب گروه به دانشجو نشان داده شود.</text:span></text:p>
            <text:p text:style-name="P113">۶-در صورت موفقیت آمیز بودن یک پیغام مناسب به دانشجو نشان داده می‌شود و در صورت وجود اشکال نیز پیغامی مناسب به دانشجو نشان داده می‌شود.</text:p>
          </table:table-cell>
        </table:table-row>
      </table:table>
      <text:p text:style-name="P15"/>
      <table:table table:name="Table15" table:style-name="Table15">
        <table:table-column table:style-name="Table15.A"/>
        <table:table-column table:style-name="Table15.B"/>
        <table:table-row>
          <table:table-cell table:style-name="Table15.A1" office:value-type="string">
            <text:p text:style-name="P79">روند های جایگزین</text:p>
          </table:table-cell>
          <table:table-cell table:style-name="Table15.B1" office:value-type="string">
            <text:p text:style-name="P79">در <text:span text:style-name="T3">تمامی مراحل اگر به مشکلی از طرف سرور, مانند خطای عدم دسترسی سرویس برخوردیم باید یک پیغام مناسب به استاد نشان داده شود تا دانشجو از موضوع آگاه شود.</text:span></text:p>
          </table:table-cell>
        </table:table-row>
        <table:table-row>
          <table:table-cell table:style-name="Table15.A2" office:value-type="string">
            <text:p text:style-name="P79">خاتمه</text:p>
          </table:table-cell>
          <table:table-cell table:style-name="Table15.B2" office:value-type="string">
            <text:p text:style-name="P100">پس از <text:span text:style-name="T9">اینکه دانشجو پروپوزال جدید را با موفقیت بارگذاری کرد این use case خاتمه می‌یابد</text:span>.</text:p>
          </table:table-cell>
        </table:table-row>
        <table:table-row table:style-name="Table15.3">
          <table:table-cell table:style-name="Table15.A2" office:value-type="string">
            <text:p text:style-name="P79">شرایط پسین</text:p>
          </table:table-cell>
          <table:table-cell table:style-name="Table15.B2" office:value-type="string">
            <text:p text:style-name="P100">پس <text:span text:style-name="T9">از این قسمت باید این پروپوزال به قسمت بررسی نشده ها در قسمت مشاهده پروپوزال های استاد برود.</text:span></text:p>
          </table:table-cell>
        </table:table-row>
        <table:table-row>
          <table:table-cell table:style-name="Table15.A2" office:value-type="string">
            <text:p text:style-name="P79">قواعد</text:p>
          </table:table-cell>
          <table:table-cell table:style-name="Table15.B2" office:value-type="string">
            <text:p text:style-name="P116">حتماً باید این پروپوزال جدید به پروپوزال قبلی الصاق شود تا استاد بتواند در قسمت مشاهده پروپوزال ها تاریخچه مربوط به این پروپوزال را ببیند.</text:p>
          </table:table-cell>
        </table:table-row>
        <table:table-row>
          <table:table-cell table:style-name="Table15.A2" office:value-type="string">
            <text:p text:style-name="P79">ملاحظات فنی</text:p>
          </table:table-cell>
          <table:table-cell table:style-name="Table15.B2" office:value-type="string">
            <text:p text:style-name="P100">باید به permission ها در این قسمت به شدت توجه داشت. <text:span text:style-name="T9">کسی به جز خود دانشجو نتواند یک پروپوزال را ویرایش کند.</text:span></text:p>
          </table:table-cell>
        </table:table-row>
      </table:table>
      <text:p text:style-name="P15"/>
      <text:p text:style-name="P15"><text:soft-page-break/></text:p>
      <text:p text:style-name="P15"/>
      <text:p text:style-name="P5"/>
      <table:table table:name="Table22" table:style-name="Table22">
        <table:table-column table:style-name="Table22.A"/>
        <table:table-column table:style-name="Table22.B"/>
        <table:table-row>
          <table:table-cell table:style-name="Table22.A1" office:value-type="string">
            <text:p text:style-name="P31">نام use case</text:p>
          </table:table-cell>
          <table:table-cell table:style-name="Table22.B1" office:value-type="string">
            <text:p text:style-name="P110"><text:span text:style-name="T11">مشاهده لیست</text:span> پروپوزال</text:p>
          </table:table-cell>
        </table:table-row>
        <table:table-row>
          <table:table-cell table:style-name="Table22.A2" office:value-type="string">
            <text:p text:style-name="P31">Actor اصلی</text:p>
          </table:table-cell>
          <table:table-cell table:style-name="Table22.B2" office:value-type="string">
            <text:p text:style-name="P110">دانشجو</text:p>
          </table:table-cell>
        </table:table-row>
        <table:table-row table:style-name="Table22.3">
          <table:table-cell table:style-name="Table22.A2" office:value-type="string">
            <text:p text:style-name="P31">توصیف</text:p>
          </table:table-cell>
          <table:table-cell table:style-name="Table22.B2" office:value-type="string">
            <text:p text:style-name="P120">دانشجو باید بتواند لیستی از تمامی پروپوزال های ایجاد شده و وضعیت آن‌ها را مشاهده کند هم چنین بتواند وضعیت آن‌ها را ببیند و با کلیک بر روی آن‌ها لیست نظرات مربوط به آن‌ها را نیز ببیند.</text:p>
          </table:table-cell>
        </table:table-row>
        <table:table-row>
          <table:table-cell table:style-name="Table22.A2" office:value-type="string">
            <text:p text:style-name="P44">پیش شرایط</text:p>
          </table:table-cell>
          <table:table-cell table:style-name="Table22.B2" office:value-type="string">
            <text:p text:style-name="P130">کاربر تحت عنوان دانشجو وارد سایت شده باشد.</text:p>
            <text:p text:style-name="P120">دانشجو باید پروپوزالی را ایجاد کرده باشد در غیر این صورت تنها می‌تواند یک صفحه خالی را ببیند.</text:p>
          </table:table-cell>
        </table:table-row>
        <table:table-row>
          <table:table-cell table:style-name="Table22.A2" office:value-type="string">
            <text:p text:style-name="P57">راه انداز</text:p>
          </table:table-cell>
          <table:table-cell table:style-name="Table22.B2" office:value-type="string">
            <text:p text:style-name="P115"><text:span text:style-name="T11">دانشجو در صفحه خود بر روی دکمه مشاهده پروپوزال ها کلیک می‌کند و این use case آغاز می‌شود</text:span>.</text:p>
          </table:table-cell>
        </table:table-row>
      </table:table>
      <text:p text:style-name="P18"/>
      <table:table table:name="Table23" table:style-name="Table23">
        <table:table-column table:style-name="Table23.A" table:number-columns-repeated="2"/>
        <table:table-row>
          <table:table-cell table:style-name="Table23.A1" office:value-type="string">
            <text:p text:style-name="P70">کنش</text:p>
          </table:table-cell>
          <table:table-cell table:style-name="Table23.B1" office:value-type="string">
            <text:p text:style-name="P70">واکنش</text:p>
          </table:table-cell>
        </table:table-row>
        <table:table-row>
          <table:table-cell table:style-name="Table23.A2" office:value-type="string">
            <text:p text:style-name="P70">۱-<text:span text:style-name="T12">دانشجو بر روی دکمه مشاهده لیست پروپوزال ها کلیک می‌کند.</text:span></text:p>
          </table:table-cell>
          <table:table-cell table:style-name="Table23.B2" office:value-type="string">
            <text:p text:style-name="P70">۲-<text:span text:style-name="T12">لیستی از تمامی پروپوزال ها به همراه وضعیت آن‌ها به دانشجو نشان داده می شود.</text:span></text:p>
          </table:table-cell>
        </table:table-row>
      </table:table>
      <text:p text:style-name="P18"/>
      <table:table table:name="Table24" table:style-name="Table24">
        <table:table-column table:style-name="Table24.A"/>
        <table:table-column table:style-name="Table24.B"/>
        <table:table-row>
          <table:table-cell table:style-name="Table24.A1" office:value-type="string">
            <text:p text:style-name="P82">روند های جایگزین</text:p>
          </table:table-cell>
          <table:table-cell table:style-name="Table24.B1" office:value-type="string">
            <text:p text:style-name="P82">در <text:span text:style-name="T3">تمامی مراحل اگر به مشکلی از طرف سرور, مانند خطای عدم دسترسی سرویس برخوردیم باید یک پیغام مناسب به استاد نشان داده شود تا دانشجو از موضوع آگاه شود.</text:span></text:p>
          </table:table-cell>
        </table:table-row>
        <table:table-row>
          <table:table-cell table:style-name="Table24.A2" office:value-type="string">
            <text:p text:style-name="P82">خاتمه</text:p>
          </table:table-cell>
          <table:table-cell table:style-name="Table24.B2" office:value-type="string">
            <text:p text:style-name="P121">پس از اینکه دانشجو لیستی از پروپوزال های خود را دید این قسمت تمام می‌شود.</text:p>
          </table:table-cell>
        </table:table-row>
        <table:table-row table:style-name="Table24.3">
          <table:table-cell table:style-name="Table24.A2" office:value-type="string">
            <text:p text:style-name="P82">شرایط پسین</text:p>
          </table:table-cell>
          <table:table-cell table:style-name="Table24.B2" office:value-type="string">
            <text:p text:style-name="P121">دانشجو پس از اینکه لیستی از پروپوزال های خود را دید ممکن است بر روی یک پروپوزال کلیک کند که در این حالت صفحه مربوط به مشاهده نظرات یک پروپوزال برای دانشجو باز می‌شود.</text:p>
          </table:table-cell>
        </table:table-row>
        <table:table-row>
          <table:table-cell table:style-name="Table24.A2" office:value-type="string">
            <text:p text:style-name="P82">قواعد</text:p>
          </table:table-cell>
          <table:table-cell table:style-name="Table24.B2" office:value-type="string">
            <text:p text:style-name="P118"/>
          </table:table-cell>
        </table:table-row>
        <table:table-row>
          <table:table-cell table:style-name="Table24.A2" office:value-type="string">
            <text:p text:style-name="P82">ملاحظات فنی</text:p>
          </table:table-cell>
          <table:table-cell table:style-name="Table24.B2" office:value-type="string">
            <text:p text:style-name="P102">باید به permission ها در این قسمت به شدت توجه داشت. <text:span text:style-name="T12">به نحوی که دانشجو تنها پروپوزال های مربوط به خود را ببیند.</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able:table table:name="Table19" table:style-name="Table19">
        <table:table-column table:style-name="Table19.A"/>
        <table:table-column table:style-name="Table19.B"/>
        <table:table-row>
          <table:table-cell table:style-name="Table19.A1" office:value-type="string">
            <text:p text:style-name="P30">نام use case</text:p>
          </table:table-cell>
          <table:table-cell table:style-name="Table19.B1" office:value-type="string">
            <text:p text:style-name="P119">مشاهده نظرات مربوط به یک پروپوزال</text:p>
          </table:table-cell>
        </table:table-row>
        <table:table-row>
          <table:table-cell table:style-name="Table19.A2" office:value-type="string">
            <text:p text:style-name="P30">Actor اصلی</text:p>
          </table:table-cell>
          <table:table-cell table:style-name="Table19.B2" office:value-type="string">
            <text:p text:style-name="P109">دانشجو</text:p>
          </table:table-cell>
        </table:table-row>
        <table:table-row table:style-name="Table19.3">
          <table:table-cell table:style-name="Table19.A2" office:value-type="string">
            <text:p text:style-name="P30">توصیف</text:p>
          </table:table-cell>
          <table:table-cell table:style-name="Table19.B2" office:value-type="string">
            <text:p text:style-name="P119">دانشجو باید بتواند در قسمت مشاهده نظرات تمامی نظر های مربوط به پروپوزال خود را ببیند هم چنین در این قسمت می‌تواند وضعیت پروپوزال خود را ببیند, و اینکه ببیند اکنون به عنوان تحقیق-محور می‌باشد یا آموزش-محور. <text:span text:style-name="T11">هم چنین باید ممکن است هنوز استادی به عنوان داور برای این پروپوزال انتخاب نشده باشد. دانشجو باید بتواند این وضعیت را نیز ببیند.</text:span></text:p>
            <text:p text:style-name="P119">هم چنین باید در ای<text:span text:style-name="T11">ن قسمت باید مکانی باشد که بتواند فایل جدید برای پروپوزال خود را وارد کند.</text:span> </text:p>
          </table:table-cell>
        </table:table-row>
        <table:table-row>
          <table:table-cell table:style-name="Table19.A2" office:value-type="string">
            <text:p text:style-name="P43">پیش شرایط</text:p>
          </table:table-cell>
          <table:table-cell table:style-name="Table19.B2" office:value-type="string">
            <text:p text:style-name="P130">کاربر تحت عنوان دانشجو وارد سایت شده باشد.</text:p>
            <text:p text:style-name="P120">دانشجو باید یک پروپوزال ایجا کرده باشد تا بتواند وضعیت آن را ببیند.</text:p>
          </table:table-cell>
        </table:table-row>
        <table:table-row>
          <table:table-cell table:style-name="Table19.A2" office:value-type="string">
            <text:p text:style-name="P56">راه انداز</text:p>
          </table:table-cell>
          <table:table-cell table:style-name="Table19.B2" office:value-type="string">
            <text:p text:style-name="P120">دانشجو پس از اینکه در صفحه مشاهده لیست پروپوزال ها بر روی یک پروپوزال کلیک کرد این use case آغاز می‌شود.</text:p>
          </table:table-cell>
        </table:table-row>
      </table:table>
      <text:p text:style-name="P17"/>
      <table:table table:name="Table20" table:style-name="Table20">
        <table:table-column table:style-name="Table20.A" table:number-columns-repeated="2"/>
        <table:table-row>
          <table:table-cell table:style-name="Table20.A1" office:value-type="string">
            <text:p text:style-name="P69">کنش</text:p>
          </table:table-cell>
          <table:table-cell table:style-name="Table20.B1" office:value-type="string">
            <text:p text:style-name="P69">واکنش</text:p>
          </table:table-cell>
        </table:table-row>
        <table:table-row table:style-name="Table20.2">
          <table:table-cell table:style-name="Table20.A2" office:value-type="string">
            <text:p text:style-name="P69">۱-<text:span text:style-name="T11">دانشجو در قسمت مشاهده لیست پروپوزال ها بر روی یک پروپوزال کلیک می‌کند.</text:span></text:p>
          </table:table-cell>
          <table:table-cell table:style-name="Table20.B2" office:value-type="string">
            <text:p text:style-name="P69">۲-<text:span text:style-name="T11">صفحه مربوط به مشاهده نظرات این پروپوزال به دانشجو نشان داده می‌شود. </text:span></text:p>
            <text:p text:style-name="P114"/>
          </table:table-cell>
        </table:table-row>
      </table:table>
      <text:p text:style-name="P17"/>
      <table:table table:name="Table21" table:style-name="Table21">
        <table:table-column table:style-name="Table21.A"/>
        <table:table-column table:style-name="Table21.B"/>
        <table:table-row>
          <table:table-cell table:style-name="Table21.A1" office:value-type="string">
            <text:p text:style-name="P81">روند های جایگزین</text:p>
          </table:table-cell>
          <table:table-cell table:style-name="Table21.B1" office:value-type="string">
            <text:p text:style-name="P81">در <text:span text:style-name="T3">تمامی مراحل اگر به مشکلی از طرف سرور, مانند خطای عدم دسترسی سرویس برخوردیم باید یک پیغام مناسب به استاد نشان داده شود تا دانشجو از موضوع آگاه شود.</text:span></text:p>
          </table:table-cell>
        </table:table-row>
        <table:table-row>
          <table:table-cell table:style-name="Table21.A2" office:value-type="string">
            <text:p text:style-name="P81">خاتمه</text:p>
          </table:table-cell>
          <table:table-cell table:style-name="Table21.B2" office:value-type="string">
            <text:p text:style-name="P101">پس از <text:span text:style-name="T9">اینکه دانشجو نظرات مربوط به این پروپوزال را دید, این use case خاتمه می‌یابد</text:span>.</text:p>
          </table:table-cell>
        </table:table-row>
        <table:table-row table:style-name="Table21.3">
          <table:table-cell table:style-name="Table21.A2" office:value-type="string">
            <text:p text:style-name="P81">شرایط پسین</text:p>
          </table:table-cell>
          <table:table-cell table:style-name="Table21.B2" office:value-type="string">
            <text:p text:style-name="P120">اگر دانشجو پس از اینکه دید یک پروپوزال رد شده, بر روی دکمه اصلاح پروپوزال کلیلک کرد use case مربوط به اصلاح پروپوزال آغاز می‌شود.</text:p>
          </table:table-cell>
        </table:table-row>
        <table:table-row>
          <table:table-cell table:style-name="Table21.A2" office:value-type="string">
            <text:p text:style-name="P81">قواعد</text:p>
          </table:table-cell>
          <table:table-cell table:style-name="Table21.B2" office:value-type="string">
            <text:p text:style-name="P117"/>
          </table:table-cell>
        </table:table-row>
        <table:table-row>
          <table:table-cell table:style-name="Table21.A2" office:value-type="string">
            <text:p text:style-name="P81">ملاحظات فنی</text:p>
          </table:table-cell>
          <table:table-cell table:style-name="Table21.B2" office:value-type="string">
            <text:p text:style-name="P101">باید به permission ها در این قسمت به شدت توجه داشت. <text:span text:style-name="T9">کسی به جز خود دانشجو نتواند نظرات مربوط به آن پروپوزال را مشاهده کند.</text:span></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able:table table:name="Table4" table:style-name="Table4">
        <table:table-column table:style-name="Table4.A"/>
        <table:table-column table:style-name="Table4.B"/>
        <table:table-row>
          <table:table-cell table:style-name="Table4.A1" office:value-type="string">
            <text:p text:style-name="P25">نام use case</text:p>
          </table:table-cell>
          <table:table-cell table:style-name="Table4.B1" office:value-type="string">
            <text:p text:style-name="P88">مشاهده لیست پروپوزال ها</text:p>
          </table:table-cell>
        </table:table-row>
        <table:table-row>
          <table:table-cell table:style-name="Table4.A2" office:value-type="string">
            <text:p text:style-name="P25">Actor اصلی</text:p>
          </table:table-cell>
          <table:table-cell table:style-name="Table4.B2" office:value-type="string">
            <text:p text:style-name="P88">استاد</text:p>
          </table:table-cell>
        </table:table-row>
        <table:table-row table:style-name="Table4.3">
          <table:table-cell table:style-name="Table4.A2" office:value-type="string">
            <text:p text:style-name="P25">توصیف</text:p>
          </table:table-cell>
          <table:table-cell table:style-name="Table4.B2" office:value-type="string">
            <text:p text:style-name="P88">استاد باید بتواند تمام پروپوزال هایی که به وی ارجاع داده شده است را ببیند و بر روی آن‌ها فیلتر هایی نیز اعمال کند. برای مثال بتواند <text:span text:style-name="T2">پروپوزال هایی را که تأیید کرده, پروپوزال هایی که هنوز بررسی نکرده, پروپوزال هایی که رد شده‌اند را ببیند. اساساً فیلتر باید شامل دو مورد زیر باشد:</text:span></text:p>
            <text:p text:style-name="P93">۱- فیلتر بر اساس تاریخ<text:line-break/>۲- فیلتر بر اساس وضعیت رد, تأیید شده, بررسی شده پروپوزال</text:p>
            <text:p text:style-name="P93">ممکن است موارد دیگری نیز بعد ها برای فیلتر در نظر گرفته شود که باید این مورد را نیز در نظر داشت.</text:p>
          </table:table-cell>
        </table:table-row>
        <table:table-row>
          <table:table-cell table:style-name="Table4.A2" office:value-type="string">
            <text:p text:style-name="P38">پیش شرایط</text:p>
          </table:table-cell>
          <table:table-cell table:style-name="Table4.B2" office:value-type="string">
            <text:p text:style-name="P130">کاربر تحت عنوان استاد وارد سایت شده باشد.</text:p>
            <text:p text:style-name="P38"><text:span text:style-name="T2">باید پروپوزال هایی توسط مدیر گروه به استاد ارجاع داده شده باشد تا استاد بتواند آن‌ها را مشاهده کند. در غیر این صورت استاد نمی‌تواند مورد خاصی را مشاهده کند. </text:span></text:p>
          </table:table-cell>
        </table:table-row>
        <table:table-row>
          <table:table-cell table:style-name="Table4.A2" office:value-type="string">
            <text:p text:style-name="P51">راه انداز</text:p>
          </table:table-cell>
          <table:table-cell table:style-name="Table4.B2" office:value-type="string">
            <text:p text:style-name="P93">زمانی که استاد قصد مشاهده پروپوزال هایی که به وی ارجاع داده شده‌اند را داشته باشد این use case شروع می‌شود.</text:p>
          </table:table-cell>
        </table:table-row>
      </table:table>
      <text:p text:style-name="P12"/>
      <table:table table:name="Table5" table:style-name="Table5">
        <table:table-column table:style-name="Table5.A" table:number-columns-repeated="2"/>
        <table:table-row>
          <table:table-cell table:style-name="Table5.A1" office:value-type="string">
            <text:p text:style-name="P64">کنش</text:p>
          </table:table-cell>
          <table:table-cell table:style-name="Table5.B1" office:value-type="string">
            <text:p text:style-name="P64">واکنش</text:p>
          </table:table-cell>
        </table:table-row>
        <table:table-row>
          <table:table-cell table:style-name="Table5.A2" office:value-type="string">
            <text:p text:style-name="P64">۱-<text:span text:style-name="T2">استاد وارد صفحه مشاهده پروپوزال ها می‌شود.</text:span></text:p>
            <text:p text:style-name="P64"/>
            <text:p text:style-name="P64">۳-<text:span text:style-name="T2">استاد تنها بر روی دکمه فیلتر کلیک می‌کند و تنها خواستار مشاهده یک سری از پروپوزال هاست.</text:span></text:p>
          </table:table-cell>
          <table:table-cell table:style-name="Table5.B2" office:value-type="string">
            <text:p text:style-name="P64">۲-<text:span text:style-name="T2">تمامی پروپوزال ها به وی نشان داده می‌شوند.</text:span></text:p>
            <text:p text:style-name="P64"/>
            <text:p text:style-name="P64">۴- <text:span text:style-name="T2">سیستم باید لیست پروپوزال های مورد نظر استاد را به وی نشان دهد.</text:span></text:p>
          </table:table-cell>
        </table:table-row>
      </table:table>
      <text:p text:style-name="P12"/>
      <table:table table:name="Table6" table:style-name="Table6">
        <table:table-column table:style-name="Table6.A"/>
        <table:table-column table:style-name="Table6.B"/>
        <table:table-row>
          <table:table-cell table:style-name="Table6.A1" office:value-type="string">
            <text:p text:style-name="P76">روند های جایگزین</text:p>
          </table:table-cell>
          <table:table-cell table:style-name="Table6.B1" office:value-type="string">
            <text:p text:style-name="P76">در <text:span text:style-name="T3">تمامی مراحل اگر به مشکلی از طرف سرور, مانند خطای عدم دسترسی سرویس برخوردیم باید یک پیغام مناسب به استاد نشان داده شود تا استاد از موضوع آگاه شود.</text:span></text:p>
          </table:table-cell>
        </table:table-row>
        <table:table-row>
          <table:table-cell table:style-name="Table6.A2" office:value-type="string">
            <text:p text:style-name="P76">خاتمه</text:p>
          </table:table-cell>
          <table:table-cell table:style-name="Table6.B2" office:value-type="string">
            <text:p text:style-name="P76">پس از <text:span text:style-name="T3">مشاهده لیست پروپوزال ها این use case خاتمه می‌یابد.</text:span></text:p>
          </table:table-cell>
        </table:table-row>
        <table:table-row>
          <table:table-cell table:style-name="Table6.A2" office:value-type="string">
            <text:p text:style-name="P76">شرایط پسین</text:p>
          </table:table-cell>
          <table:table-cell table:style-name="Table6.B2" office:value-type="string">
            <text:p text:style-name="P94">استاد می‌تواند از بین پروپوزال هایی که مشاهده می‌کند وارد قسمت ثبت نظر برای پروپوزال شود و در این مرحله use case ثبت نظر توسط استاد آغاز می‌شود.</text:p>
          </table:table-cell>
        </table:table-row>
        <table:table-row>
          <table:table-cell table:style-name="Table6.A2" office:value-type="string">
            <text:p text:style-name="P76">قواعد</text:p>
          </table:table-cell>
          <table:table-cell table:style-name="Table6.B2" office:value-type="string">
            <text:p text:style-name="P94"/>
          </table:table-cell>
        </table:table-row>
        <table:table-row>
          <table:table-cell table:style-name="Table6.A2" office:value-type="string">
            <text:p text:style-name="P76">ملاحظات فنی</text:p>
          </table:table-cell>
          <table:table-cell table:style-name="Table6.B2" office:value-type="string">
            <text:p text:style-name="P94">باید درخواست ها به دیتابیس به گونه‌ای نوشته شده باشد که قابلیت فیلتر بر روی چند مورد وجود داشته باشد و همچنین این درخواست ها در سریع‌ترین زمان پاسخ داده شوند.</text:p>
          </table:table-cell>
        </table:table-row>
      </table:table>
      <text:p text:style-name="P12"/>
      <text:p text:style-name="P4"/>
      <text:p text:style-name="P4"/>
      <text:p text:style-name="P4"/>
      <text:p text:style-name="P4"><text:soft-page-break/></text:p>
      <text:p text:style-name="P4"/>
      <text:p text:style-name="P4"/>
      <text:p text:style-name="P4"/>
      <text:p text:style-name="P4"/>
      <text:p text:style-name="P4"/>
      <table:table table:name="Table16" table:style-name="Table16">
        <table:table-column table:style-name="Table16.A"/>
        <table:table-column table:style-name="Table16.B"/>
        <table:table-row>
          <table:table-cell table:style-name="Table16.A1" office:value-type="string">
            <text:p text:style-name="P29">نام use case</text:p>
          </table:table-cell>
          <table:table-cell table:style-name="Table16.B1" office:value-type="string">
            <text:p text:style-name="P91">مشاهده <text:span text:style-name="T9">تاریخچه یک</text:span> پروپوزال</text:p>
          </table:table-cell>
        </table:table-row>
        <table:table-row>
          <table:table-cell table:style-name="Table16.A2" office:value-type="string">
            <text:p text:style-name="P29">Actor اصلی</text:p>
          </table:table-cell>
          <table:table-cell table:style-name="Table16.B2" office:value-type="string">
            <text:p text:style-name="P91">استاد</text:p>
          </table:table-cell>
        </table:table-row>
        <table:table-row table:style-name="Table16.3">
          <table:table-cell table:style-name="Table16.A2" office:value-type="string">
            <text:p text:style-name="P29">توصیف</text:p>
          </table:table-cell>
          <table:table-cell table:style-name="Table16.B2" office:value-type="string">
            <text:p text:style-name="P91">استاد باید <text:span text:style-name="T9">بتواند علاوه بر اینکه لیستی از تمامی پروپوزال ها را می‌بیند باید بتواند تمامی تاریخچه مربوط به یک پروپوزال را هم ببیند.</text:span></text:p>
            <text:p text:style-name="P116">برای مثال باید بتواند تمامی فایل‌هایی که برای این پروپوزال در هر مرحله بعد هر اصلاح برای این پروپوزال آپلود شده است را ببیند. باید بتواند نظر خود را برای هر فایل که برای این پروپوزال آپلود شده است را ببیند.</text:p>
          </table:table-cell>
        </table:table-row>
        <table:table-row>
          <table:table-cell table:style-name="Table16.A2" office:value-type="string">
            <text:p text:style-name="P42">پیش شرایط</text:p>
          </table:table-cell>
          <table:table-cell table:style-name="Table16.B2" office:value-type="string">
            <text:p text:style-name="P130">کاربر تحت عنوان استاد وارد سایت شده باشد.</text:p>
            <text:p text:style-name="P116">باید یک پروپوزال ایجاد شده باشد تا استاد بتواند آن را مشاهده کند.</text:p>
          </table:table-cell>
        </table:table-row>
        <table:table-row>
          <table:table-cell table:style-name="Table16.A2" office:value-type="string">
            <text:p text:style-name="P55">راه انداز</text:p>
          </table:table-cell>
          <table:table-cell table:style-name="Table16.B2" office:value-type="string">
            <text:p text:style-name="P116">زمانی که استاد از قسمت مشاهده لیست پروپوزال ها یک پروپوزال را انتخاب کرد, این use case آغاز می‌شود.</text:p>
          </table:table-cell>
        </table:table-row>
      </table:table>
      <text:p text:style-name="P16"/>
      <table:table table:name="Table17" table:style-name="Table17">
        <table:table-column table:style-name="Table17.A" table:number-columns-repeated="2"/>
        <table:table-row>
          <table:table-cell table:style-name="Table17.A1" office:value-type="string">
            <text:p text:style-name="P68">کنش</text:p>
          </table:table-cell>
          <table:table-cell table:style-name="Table17.B1" office:value-type="string">
            <text:p text:style-name="P68">واکنش</text:p>
          </table:table-cell>
        </table:table-row>
        <table:table-row>
          <table:table-cell table:style-name="Table17.A2" office:value-type="string">
            <text:p text:style-name="P68">۱-<text:span text:style-name="T2">استاد وارد صفحه مشاهده پروپوزال ها می‌شود و یک پروپوزال انتخاب می‌کند.</text:span></text:p>
            <text:p text:style-name="P68"/>
          </table:table-cell>
          <table:table-cell table:style-name="Table17.B2" office:value-type="string">
            <text:p text:style-name="P68">۲-<text:span text:style-name="T9">یک صفحه که شامل تمامی اطلاعات مربوط به این پروپوزال هست به استاد نشان داده می‌شود.</text:span></text:p>
            <text:p text:style-name="P68"/>
          </table:table-cell>
        </table:table-row>
      </table:table>
      <text:p text:style-name="P16"/>
      <table:table table:name="Table18" table:style-name="Table18">
        <table:table-column table:style-name="Table18.A"/>
        <table:table-column table:style-name="Table18.B"/>
        <table:table-row>
          <table:table-cell table:style-name="Table18.A1" office:value-type="string">
            <text:p text:style-name="P80">روند های جایگزین</text:p>
          </table:table-cell>
          <table:table-cell table:style-name="Table18.B1" office:value-type="string">
            <text:p text:style-name="P80">در <text:span text:style-name="T3">تمامی مراحل اگر به مشکلی از طرف سرور, مانند خطای عدم دسترسی سرویس برخوردیم باید یک پیغام مناسب به استاد نشان داده شود تا استاد از موضوع آگاه شود.</text:span></text:p>
          </table:table-cell>
        </table:table-row>
        <table:table-row>
          <table:table-cell table:style-name="Table18.A2" office:value-type="string">
            <text:p text:style-name="P80">خاتمه</text:p>
          </table:table-cell>
          <table:table-cell table:style-name="Table18.B2" office:value-type="string">
            <text:p text:style-name="P80">پس از <text:span text:style-name="T3">مشاهده تاریخچه پروپوزال این use case خاتمه می‌یابد.</text:span></text:p>
          </table:table-cell>
        </table:table-row>
        <table:table-row>
          <table:table-cell table:style-name="Table18.A2" office:value-type="string">
            <text:p text:style-name="P80">شرایط پسین</text:p>
          </table:table-cell>
          <table:table-cell table:style-name="Table18.B2" office:value-type="string">
            <text:p text:style-name="P96">استاد می‌تواند <text:span text:style-name="T9">پس از مشاهده این قسمت, بر روی گزینه ثبت یا ویرایش نظر کلیک کند که در این حالت use case مربوط به آن شروع می‌شود.</text:span></text:p>
          </table:table-cell>
        </table:table-row>
        <table:table-row>
          <table:table-cell table:style-name="Table18.A2" office:value-type="string">
            <text:p text:style-name="P80">قواعد</text:p>
          </table:table-cell>
          <table:table-cell table:style-name="Table18.B2" office:value-type="string">
            <text:p text:style-name="P96"/>
          </table:table-cell>
        </table:table-row>
        <table:table-row>
          <table:table-cell table:style-name="Table18.A2" office:value-type="string">
            <text:p text:style-name="P80">ملاحظات فنی</text:p>
          </table:table-cell>
          <table:table-cell table:style-name="Table18.B2" office:value-type="string">
            <text:p text:style-name="P119">مهم‌ترین موضوع در این قسمت امنیت است و استاد نباید بتواند پروپوزال دانشجویی که مدیر گروه به او ارجاع نداده است را ببیند.</text:p>
          </table:table-cell>
        </table:table-row>
      </table:table>
      <text:p text:style-name="P16"/>
      <text:p text:style-name="P12"/>
      <text:p text:style-name="P12"/>
      <text:p text:style-name="P13"/>
      <text:p text:style-name="P13"/>
      <text:p text:style-name="P13"/>
      <text:p text:style-name="P1"/>
      <text:p text:style-name="P1"/>
      <text:p text:style-name="P1"/>
      <text:p text:style-name="P1"><text:soft-page-break/></text:p>
      <text:p text:style-name="P1"/>
      <text:p text:style-name="P1"/>
      <text:p text:style-name="P1"/>
      <text:p text:style-name="P1"/>
      <text:p text:style-name="P1"/>
      <text:p text:style-name="P1"/>
      <text:p text:style-name="P1"/>
      <table:table table:name="Table7" table:style-name="Table7">
        <table:table-column table:style-name="Table7.A"/>
        <table:table-column table:style-name="Table7.B"/>
        <table:table-row>
          <table:table-cell table:style-name="Table7.A1" office:value-type="string">
            <text:p text:style-name="P26">نام use case</text:p>
          </table:table-cell>
          <table:table-cell table:style-name="Table7.B1" office:value-type="string">
            <text:p text:style-name="P94">ثبت نظر <text:span text:style-name="T4">برای</text:span> پروپوزال</text:p>
          </table:table-cell>
        </table:table-row>
        <table:table-row>
          <table:table-cell table:style-name="Table7.A2" office:value-type="string">
            <text:p text:style-name="P26">Actor اصلی</text:p>
          </table:table-cell>
          <table:table-cell table:style-name="Table7.B2" office:value-type="string">
            <text:p text:style-name="P89">استاد</text:p>
          </table:table-cell>
        </table:table-row>
        <table:table-row table:style-name="Table7.3">
          <table:table-cell table:style-name="Table7.A2" office:value-type="string">
            <text:p text:style-name="P26">توصیف</text:p>
          </table:table-cell>
          <table:table-cell table:style-name="Table7.B2" office:value-type="string">
            <text:p text:style-name="P97">استاد باید بتواند <text:span text:style-name="T5">علاوه بر اینکه پروپوزال ها را مشاهده می‌کند ,</text:span> رأی خود <text:span text:style-name="T5">نیز </text:span>برای هر پروپوزال را وارد کند. این رأی می‌تواند رد یا قبول باشد. <text:span text:style-name="T5">و همچنین باید نظر خود را نیز بیان کند.</text:span></text:p>
            <text:p text:style-name="P98">نکته مهم در این قسمت این است که اگر از قبل نظری برای یک پروپوزال داده شده بود, در این قسمت باید use case مربوط به ویرایش نظر استاد اجرا شود نه این use case.</text:p>
          </table:table-cell>
        </table:table-row>
        <table:table-row>
          <table:table-cell table:style-name="Table7.A2" office:value-type="string">
            <text:p text:style-name="P39">پیش شرایط</text:p>
          </table:table-cell>
          <table:table-cell table:style-name="Table7.B2" office:value-type="string">
            <text:p text:style-name="P130">کاربر تحت عنوان استاد وارد سایت شده باشد.</text:p>
            <text:p text:style-name="P39"><text:span text:style-name="T5">باید دانشجو یک پروپوزال را ایجاد کرده و گروه آن را نیز مشخص کند, مدیر گروه آن را به یک استاد ارجاع دهد و استاد نیز آن پروپوزال را مشاهده کند و رأی برای آن پروپوزال داده شده باشد و همچنین نظری از قبل برای آن پروپوزال داده نشده باشد. </text:span></text:p>
          </table:table-cell>
        </table:table-row>
        <table:table-row>
          <table:table-cell table:style-name="Table7.A2" office:value-type="string">
            <text:p text:style-name="P52">راه انداز</text:p>
          </table:table-cell>
          <table:table-cell table:style-name="Table7.B2" office:value-type="string">
            <text:p text:style-name="P98">پس از اینکه استاد در صفحه مشاهده پروپوزال ها, پروپوزال مورد نظر خود را انتخاب کرد باید بتواند نظر خود را برای آن ثبت کند و در این use case آغاز می‌شود.</text:p>
          </table:table-cell>
        </table:table-row>
      </table:table>
      <text:p text:style-name="P13"/>
      <table:table table:name="Table8" table:style-name="Table8">
        <table:table-column table:style-name="Table8.A" table:number-columns-repeated="2"/>
        <table:table-row>
          <table:table-cell table:style-name="Table8.A1" office:value-type="string">
            <text:p text:style-name="P65">کنش</text:p>
          </table:table-cell>
          <table:table-cell table:style-name="Table8.B1" office:value-type="string">
            <text:p text:style-name="P65">واکنش</text:p>
          </table:table-cell>
        </table:table-row>
        <table:table-row>
          <table:table-cell table:style-name="Table8.A2" office:value-type="string">
            <text:p text:style-name="P65">۱-<text:span text:style-name="T6">استاد از صفحه مشاهده تاریخچه پروپوزال بر روی ثبت نظر کلیک می‌کند.</text:span></text:p>
            <text:p text:style-name="P65"/>
            <text:p text:style-name="P65">۳-<text:span text:style-name="T2">استاد می‌تواند نظر خود را در مورد پروپوزال بنویسد. همچنین باید در قسمت وضعیت مشخص کند که این پروپوزال مردود یا مورد تأیید است.</text:span></text:p>
          </table:table-cell>
          <table:table-cell table:style-name="Table8.B2" office:value-type="string">
            <text:p text:style-name="P65">۲-<text:span text:style-name="T6">صفحه مربوط به پروپوزال به استاد نشان داده می‌شود.</text:span></text:p>
            <text:p text:style-name="P65"/>
            <text:p text:style-name="P65">۴- <text:span text:style-name="T6">تمامی موارد بررسی می‌شود و در صورتی که تمام موارد کامل بود پیغام درست به استاد نشان می‌دهد. در صورت وجود مشکل پیغام مناسب برای خطا به استاد نشان داده می‌شود.</text:span></text:p>
          </table:table-cell>
        </table:table-row>
      </table:table>
      <text:p text:style-name="P13"/>
      <table:table table:name="Table9" table:style-name="Table9">
        <table:table-column table:style-name="Table9.A"/>
        <table:table-column table:style-name="Table9.B"/>
        <table:table-row>
          <table:table-cell table:style-name="Table9.A1" office:value-type="string">
            <text:p text:style-name="P77">روند های جایگزین</text:p>
          </table:table-cell>
          <table:table-cell table:style-name="Table9.B1" office:value-type="string">
            <text:p text:style-name="P77">در <text:span text:style-name="T3">تمامی مراحل اگر به مشکلی از طرف سرور, مانند خطای عدم دسترسی سرویس برخوردیم باید یک پیغام مناسب به استاد نشان داده شود تا استاد از موضوع آگاه شود.</text:span></text:p>
            <text:p text:style-name="P99">در قسمت ۲ اگر برای این پروپوزال نظری از قبل ثبت شده بود باید قسمت مربوط به ویرایش نظر به استاد نشان داده شود.</text:p>
          </table:table-cell>
        </table:table-row>
        <table:table-row>
          <table:table-cell table:style-name="Table9.A2" office:value-type="string">
            <text:p text:style-name="P77">خاتمه</text:p>
          </table:table-cell>
          <table:table-cell table:style-name="Table9.B2" office:value-type="string">
            <text:p text:style-name="P99">پس از ثبت نظر این مرحله تمام می‌شود.</text:p>
          </table:table-cell>
        </table:table-row>
        <table:table-row>
          <table:table-cell table:style-name="Table9.A2" office:value-type="string">
            <text:p text:style-name="P77">شرایط پسین</text:p>
          </table:table-cell>
          <table:table-cell table:style-name="Table9.B2" office:value-type="string">
            <text:p text:style-name="P99">پس از ثبت نظر توسط استاد باید این نظر به دانشجو نیز ارجاع داده شود و دانشجو بتواند در صفحه مشاهده نظرات این نظر را ببیند.</text:p>
          </table:table-cell>
        </table:table-row>
        <table:table-row>
          <table:table-cell table:style-name="Table9.A2" office:value-type="string">
            <text:p text:style-name="P77">قواعد</text:p>
          </table:table-cell>
          <table:table-cell table:style-name="Table9.B2" office:value-type="string">
            <text:p text:style-name="P99">حتماً باید استادی که توسط مدیر گروه به عنوان داور ثبت شده است نظر بدهد و استادی که داور یک پروپوزال نیست به هیچ عنوان نباید اجازه نظر دادن درباره آن پروپوزال را داشته باشد.</text:p>
          </table:table-cell>
        </table:table-row>
        <text:soft-page-break/>
        <table:table-row>
          <table:table-cell table:style-name="Table9.A2" office:value-type="string">
            <text:p text:style-name="P77">ملاحظات فنی</text:p>
          </table:table-cell>
          <table:table-cell table:style-name="Table9.B2" office:value-type="string">
            <text:p text:style-name="P99">باید به permission ها در این قسمت به شدت توجه داشت و همچنین نباید کسی غیر از استاد و دانشجو مربوطه توانایی دیدن نظرات و وضعیت آن پروپوزال را داشته باشد.</text:p>
          </table:table-cell>
        </table:table-row>
      </table:table>
      <text:p text:style-name="P13"/>
      <text:p text:style-name="P13"/>
      <text:p text:style-name="P13"/>
      <text:p text:style-name="P13"/>
      <text:p text:style-name="P2"/>
      <table:table table:name="Table10" table:style-name="Table10">
        <table:table-column table:style-name="Table10.A"/>
        <table:table-column table:style-name="Table10.B"/>
        <table:table-row>
          <table:table-cell table:style-name="Table10.A1" office:value-type="string">
            <text:p text:style-name="P27">نام use case</text:p>
          </table:table-cell>
          <table:table-cell table:style-name="Table10.B1" office:value-type="string">
            <text:p text:style-name="P95"><text:span text:style-name="T6">ویرایش</text:span> نظر <text:span text:style-name="T4">برای</text:span> پروپوزال</text:p>
          </table:table-cell>
        </table:table-row>
        <table:table-row>
          <table:table-cell table:style-name="Table10.A2" office:value-type="string">
            <text:p text:style-name="P27">Actor اصلی</text:p>
          </table:table-cell>
          <table:table-cell table:style-name="Table10.B2" office:value-type="string">
            <text:p text:style-name="P90">استاد</text:p>
          </table:table-cell>
        </table:table-row>
        <table:table-row table:style-name="Table10.3">
          <table:table-cell table:style-name="Table10.A2" office:value-type="string">
            <text:p text:style-name="P27">توصیف</text:p>
          </table:table-cell>
          <table:table-cell table:style-name="Table10.B2" office:value-type="string">
            <text:p text:style-name="P99">استاد باید بتواند که نظر خود را ویرایش کند. <text:span text:style-name="T7">ممکن است استاد نظر خود را اشتباه وارد کند و در این مرحله باید بتواند نظر و یا وضعیت پروپوزال را ویرایش کند.</text:span></text:p>
          </table:table-cell>
        </table:table-row>
        <table:table-row>
          <table:table-cell table:style-name="Table10.A2" office:value-type="string">
            <text:p text:style-name="P40">پیش شرایط</text:p>
          </table:table-cell>
          <table:table-cell table:style-name="Table10.B2" office:value-type="string">
            <text:p text:style-name="P130">کاربر تحت عنوان استاد وارد سایت شده باشد.</text:p>
            <text:p text:style-name="P49"><text:span text:style-name="T5">باید استاد برای یک پروپوزال یک نظر ثبت کرده باشد و سپس قصد عوض کردن نظر خود را داشته باشد.</text:span></text:p>
          </table:table-cell>
        </table:table-row>
        <table:table-row>
          <table:table-cell table:style-name="Table10.A2" office:value-type="string">
            <text:p text:style-name="P53">راه انداز</text:p>
          </table:table-cell>
          <table:table-cell table:style-name="Table10.B2" office:value-type="string">
            <text:p text:style-name="P108">استاد در صفحه مشاهده پروپوزال ها بر روی یک پروپوزال که از قبل برای آن نظری داده شده کلیک می‌کند و در این مرحله این use case شروع می‌شود.</text:p>
          </table:table-cell>
        </table:table-row>
      </table:table>
      <text:p text:style-name="P14"/>
      <table:table table:name="Table11" table:style-name="Table11">
        <table:table-column table:style-name="Table11.A" table:number-columns-repeated="2"/>
        <table:table-row>
          <table:table-cell table:style-name="Table11.A1" office:value-type="string">
            <text:p text:style-name="P66">کنش</text:p>
          </table:table-cell>
          <table:table-cell table:style-name="Table11.B1" office:value-type="string">
            <text:p text:style-name="P66">واکنش</text:p>
          </table:table-cell>
        </table:table-row>
        <table:table-row>
          <table:table-cell table:style-name="Table11.A2" office:value-type="string">
            <text:p text:style-name="P66">۱-<text:span text:style-name="T10">استاد در قسمت مشاهده تاریخچه پروپوزال, برو روی ویرایش نظر مربوط به یک نظر خود کلیک می‌کند.</text:span></text:p>
            <text:p text:style-name="P66"/>
            <text:p text:style-name="P108">۳- استاد نظر خود را ویرایش می‌کند و همچنین وضعیت پروپوزال را نیز ممکن است تغییر بدهد.</text:p>
          </table:table-cell>
          <table:table-cell table:style-name="Table11.B2" office:value-type="string">
            <text:p text:style-name="P66">۲-<text:span text:style-name="T6">صفحه مربوط به پروپوزال به ویرایش نظر به استاد نشان داده می‌شود.</text:span></text:p>
            <text:p text:style-name="P66"/>
            <text:p text:style-name="P66"/>
            <text:p text:style-name="P66">۴- <text:span text:style-name="T6">تمامی موارد بررسی می‌شود و در صورتی که تمام موارد کامل بود پیغام درست به استاد نشان می‌دهد. در صورت وجود مشکل پیغام مناسب برای خطا به استاد نشان داده می‌شود.</text:span></text:p>
          </table:table-cell>
        </table:table-row>
      </table:table>
      <text:p text:style-name="P14"/>
      <table:table table:name="Table12" table:style-name="Table12">
        <table:table-column table:style-name="Table12.A"/>
        <table:table-column table:style-name="Table12.B"/>
        <table:table-row>
          <table:table-cell table:style-name="Table12.A1" office:value-type="string">
            <text:p text:style-name="P78">روند های جایگزین</text:p>
          </table:table-cell>
          <table:table-cell table:style-name="Table12.B1" office:value-type="string">
            <text:p text:style-name="P78">در <text:span text:style-name="T3">تمامی مراحل اگر به مشکلی از طرف سرور, مانند خطای عدم دسترسی سرویس برخوردیم باید یک پیغام مناسب به استاد نشان داده شود تا استاد از موضوع آگاه شود.</text:span></text:p>
          </table:table-cell>
        </table:table-row>
        <table:table-row>
          <table:table-cell table:style-name="Table12.A2" office:value-type="string">
            <text:p text:style-name="P78">خاتمه</text:p>
          </table:table-cell>
          <table:table-cell table:style-name="Table12.B2" office:value-type="string">
            <text:p text:style-name="P99">پس از <text:span text:style-name="T7">ویرایش</text:span> نظر این مرحله تمام می‌شود.</text:p>
          </table:table-cell>
        </table:table-row>
        <table:table-row>
          <table:table-cell table:style-name="Table12.A2" office:value-type="string">
            <text:p text:style-name="P78">شرایط پسین</text:p>
          </table:table-cell>
          <table:table-cell table:style-name="Table12.B2" office:value-type="string">
            <text:p text:style-name="P99">پس از <text:span text:style-name="T7">ویرایش</text:span> نظر توسط استاد باید این نظر به دانشجو نیز ارجاع داده شود و دانشجو بتواند در صفحه مشاهده نظرات نظر <text:span text:style-name="T7">جدید</text:span> را ببیند <text:span text:style-name="T7">و دیگر امکان دیدن نظر پیشین را نداشته باشد.</text:span></text:p>
          </table:table-cell>
        </table:table-row>
        <table:table-row>
          <table:table-cell table:style-name="Table12.A2" office:value-type="string">
            <text:p text:style-name="P78">قواعد</text:p>
          </table:table-cell>
          <table:table-cell table:style-name="Table12.B2" office:value-type="string">
            <text:p text:style-name="P99">حتماً باید استادی که توسط مدیر گروه به عنوان داور ثبت شده است نظر بدهد و استادی که داور یک پروپوزال نیست به هیچ عنوان نباید اجازه نظر دادن درباره آن پروپوزال را داشته باشد.</text:p>
          </table:table-cell>
        </table:table-row>
        <table:table-row table:style-name="Table12.5">
          <table:table-cell table:style-name="Table12.A2" office:value-type="string">
            <text:p text:style-name="P78">ملاحظات فنی</text:p>
          </table:table-cell>
          <table:table-cell table:style-name="Table12.B2" office:value-type="string">
            <text:p text:style-name="P99">باید به permission ها در این قسمت به شدت توجه داشت و همچنین نباید کسی غیر از استاد و دانشجو مربوطه توانایی دیدن نظرات و وضعیت آن پروپوزال را داشته باشد.</text:p>
          </table:table-cell>
        </table:table-row>
      </table:table>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6"/>
      <table:table table:name="Table25" table:style-name="Table25">
        <table:table-column table:style-name="Table25.A"/>
        <table:table-column table:style-name="Table25.B"/>
        <table:table-row>
          <table:table-cell table:style-name="Table25.A1" office:value-type="string">
            <text:p text:style-name="P32">نام use case</text:p>
          </table:table-cell>
          <table:table-cell table:style-name="Table25.B1" office:value-type="string">
            <text:p text:style-name="P121">مشخص کردن تایم دفاع</text:p>
          </table:table-cell>
        </table:table-row>
        <table:table-row>
          <table:table-cell table:style-name="Table25.A2" office:value-type="string">
            <text:p text:style-name="P32">Actor اصلی</text:p>
          </table:table-cell>
          <table:table-cell table:style-name="Table25.B2" office:value-type="string">
            <text:p text:style-name="P92">استاد</text:p>
          </table:table-cell>
        </table:table-row>
        <table:table-row table:style-name="Table25.3">
          <table:table-cell table:style-name="Table25.A2" office:value-type="string">
            <text:p text:style-name="P32">توصیف</text:p>
          </table:table-cell>
          <table:table-cell table:style-name="Table25.B2" office:value-type="string">
            <text:p text:style-name="P103">استاد باید <text:span text:style-name="T12">بتواند تایم های خالی خود را مشخص کند تا سیستم به طور خودکار یک تایم را برای دفاع دانشجو مشخص نماید.</text:span></text:p>
          </table:table-cell>
        </table:table-row>
        <table:table-row>
          <table:table-cell table:style-name="Table25.A2" office:value-type="string">
            <text:p text:style-name="P45">پیش شرایط</text:p>
          </table:table-cell>
          <table:table-cell table:style-name="Table25.B2" office:value-type="string">
            <text:p text:style-name="P130">کاربر تحت عنوان استاد وارد سایت شده باشد.</text:p>
            <text:p text:style-name="P121">استاد باید توسط ادمین سایت به عنوان استاد ثبت شده باشد.</text:p>
          </table:table-cell>
        </table:table-row>
        <table:table-row>
          <table:table-cell table:style-name="Table25.A2" office:value-type="string">
            <text:p text:style-name="P58">راه انداز</text:p>
          </table:table-cell>
          <table:table-cell table:style-name="Table25.B2" office:value-type="string">
            <text:p text:style-name="P111"><text:span text:style-name="T12">استاد بر روی قسمت ثبت تایم های دفاع کلیک می‌کند و این use case آغاز می‌شود.</text:span></text:p>
          </table:table-cell>
        </table:table-row>
      </table:table>
      <text:p text:style-name="P19"/>
      <table:table table:name="Table26" table:style-name="Table26">
        <table:table-column table:style-name="Table26.A" table:number-columns-repeated="2"/>
        <table:table-row>
          <table:table-cell table:style-name="Table26.A1" office:value-type="string">
            <text:p text:style-name="P71">کنش</text:p>
          </table:table-cell>
          <table:table-cell table:style-name="Table26.B1" office:value-type="string">
            <text:p text:style-name="P71">واکنش</text:p>
          </table:table-cell>
        </table:table-row>
        <table:table-row>
          <table:table-cell table:style-name="Table26.A2" office:value-type="string">
            <text:p text:style-name="P71">۱-<text:span text:style-name="T12">استاد بر روی مشخص کردن تایم دفاع کلیک می‌کند.</text:span></text:p>
            <text:p text:style-name="P71"/>
            <text:p text:style-name="P71"/>
            <text:p text:style-name="P111">۳- <text:span text:style-name="T13">استاد تایم های خالی خود را انتخاب می‌کند.</text:span></text:p>
          </table:table-cell>
          <table:table-cell table:style-name="Table26.B2" office:value-type="string">
            <text:p text:style-name="P71">۲-<text:span text:style-name="T12">فرم مربوط به مشخص کردن زمان های خالی به استاد نمایش داده می‌شود.</text:span></text:p>
            <text:p text:style-name="P71"/>
            <text:p text:style-name="P71"/>
            <text:p text:style-name="P71">۴- <text:span text:style-name="T6">تمامی موارد بررسی می‌شود و در صورتی که تمام موارد کامل بود پیغام درست به استاد نشان می‌دهد. در صورت وجود مشکل پیغام مناسب برای خطا به استاد نشان داده می‌شود.</text:span></text:p>
          </table:table-cell>
        </table:table-row>
      </table:table>
      <text:p text:style-name="P19"/>
      <table:table table:name="Table27" table:style-name="Table27">
        <table:table-column table:style-name="Table27.A"/>
        <table:table-column table:style-name="Table27.B"/>
        <table:table-row>
          <table:table-cell table:style-name="Table27.A1" office:value-type="string">
            <text:p text:style-name="P83">روند های جایگزین</text:p>
          </table:table-cell>
          <table:table-cell table:style-name="Table27.B1" office:value-type="string">
            <text:p text:style-name="P83">در <text:span text:style-name="T3">تمامی مراحل اگر به مشکلی از طرف سرور, مانند خطای عدم دسترسی سرویس برخوردیم باید یک پیغام مناسب به استاد نشان داده شود تا استاد از موضوع آگاه شود.</text:span></text:p>
          </table:table-cell>
        </table:table-row>
        <table:table-row>
          <table:table-cell table:style-name="Table27.A2" office:value-type="string">
            <text:p text:style-name="P83">خاتمه</text:p>
          </table:table-cell>
          <table:table-cell table:style-name="Table27.B2" office:value-type="string">
            <text:p text:style-name="P103">پس از <text:span text:style-name="T13">ثبت تایم های خالی توسط استاد</text:span> این مرحله تمام می‌شود.</text:p>
          </table:table-cell>
        </table:table-row>
        <table:table-row>
          <table:table-cell table:style-name="Table27.A2" office:value-type="string">
            <text:p text:style-name="P83">شرایط پسین</text:p>
          </table:table-cell>
          <table:table-cell table:style-name="Table27.B2" office:value-type="string">
            <text:p text:style-name="P103"/>
          </table:table-cell>
        </table:table-row>
        <table:table-row>
          <table:table-cell table:style-name="Table27.A2" office:value-type="string">
            <text:p text:style-name="P83">قواعد</text:p>
          </table:table-cell>
          <table:table-cell table:style-name="Table27.B2" office:value-type="string">
            <text:p text:style-name="P103"/>
          </table:table-cell>
        </table:table-row>
        <table:table-row table:style-name="Table27.5">
          <table:table-cell table:style-name="Table27.A2" office:value-type="string">
            <text:p text:style-name="P83">ملاحظات فنی</text:p>
          </table:table-cell>
          <table:table-cell table:style-name="Table27.B2" office:value-type="string">
            <text:p text:style-name="P103"/>
          </table:table-cell>
        </table:table-row>
      </table:table>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7"/>
      <table:table table:name="Table28" table:style-name="Table28">
        <table:table-column table:style-name="Table28.A"/>
        <table:table-column table:style-name="Table28.B"/>
        <table:table-row>
          <table:table-cell table:style-name="Table28.A1" office:value-type="string">
            <text:p text:style-name="P33">نام use case</text:p>
          </table:table-cell>
          <table:table-cell table:style-name="Table28.B1" office:value-type="string">
            <text:p text:style-name="P123">مشاهده کردن تمامی پروپوزال ها</text:p>
          </table:table-cell>
        </table:table-row>
        <table:table-row>
          <table:table-cell table:style-name="Table28.A2" office:value-type="string">
            <text:p text:style-name="P33">Actor اصلی</text:p>
          </table:table-cell>
          <table:table-cell table:style-name="Table28.B2" office:value-type="string">
            <text:p text:style-name="P123">مدیر گروه</text:p>
          </table:table-cell>
        </table:table-row>
        <table:table-row table:style-name="Table28.3">
          <table:table-cell table:style-name="Table28.A2" office:value-type="string">
            <text:p text:style-name="P33">توصیف</text:p>
          </table:table-cell>
          <table:table-cell table:style-name="Table28.B2" office:value-type="string">
            <text:p text:style-name="P123">مدیر گروه باید بتواند تمامی پروپوزال هایی که برای گروهش ایجاد شده‌اند را ببیند و بتواند بر روی آن‌ها فیلتر انجام دهد. برای مثال بتواند تمامی پروپوزال هایی را که هنوز داور برای آن‌ها انتخاب نشده است را ببیند.</text:p>
          </table:table-cell>
        </table:table-row>
        <table:table-row>
          <table:table-cell table:style-name="Table28.A2" office:value-type="string">
            <text:p text:style-name="P46">پیش شرایط</text:p>
          </table:table-cell>
          <table:table-cell table:style-name="Table28.B2" office:value-type="string">
            <text:p text:style-name="P130">کاربر تحت عنوان ادمین وارد مدیر گروه شده باشد.</text:p>
            <text:p text:style-name="P122"><text:span text:style-name="T13">مدیر گروه</text:span> باید توسط ادمین سایت به عنوان <text:span text:style-name="T13">مدیر گروه</text:span> ثبت شده باشد.</text:p>
          </table:table-cell>
        </table:table-row>
        <table:table-row>
          <table:table-cell table:style-name="Table28.A2" office:value-type="string">
            <text:p text:style-name="P59">راه انداز</text:p>
          </table:table-cell>
          <table:table-cell table:style-name="Table28.B2" office:value-type="string">
            <text:p text:style-name="P123">مدیر گروه بر روی مشاهده پروپوزال ها کلیک می‌کند و این use case آغاز می‌شود.</text:p>
          </table:table-cell>
        </table:table-row>
      </table:table>
      <text:p text:style-name="P20"/>
      <table:table table:name="Table29" table:style-name="Table29">
        <table:table-column table:style-name="Table29.A" table:number-columns-repeated="2"/>
        <table:table-row>
          <table:table-cell table:style-name="Table29.A1" office:value-type="string">
            <text:p text:style-name="P72">کنش</text:p>
          </table:table-cell>
          <table:table-cell table:style-name="Table29.B1" office:value-type="string">
            <text:p text:style-name="P72">واکنش</text:p>
          </table:table-cell>
        </table:table-row>
        <table:table-row>
          <table:table-cell table:style-name="Table29.A2" office:value-type="string">
            <text:p text:style-name="P72">۱-<text:span text:style-name="T13">مدیر گروه بر روی مشاهده پروپوزال ها کلیک می کند. </text:span></text:p>
            <text:p text:style-name="P72"/>
            <text:p text:style-name="P112">۳-<text:span text:style-name="T13">مدیر گروه می‌تواند به انجام فیلتر بپردازد.</text:span></text:p>
          </table:table-cell>
          <table:table-cell table:style-name="Table29.B2" office:value-type="string">
            <text:p text:style-name="P72">۲-<text:span text:style-name="T13">لیستی از تمامی پروپوزال ها به وی نشان داده می شود.</text:span></text:p>
            <text:p text:style-name="P72"/>
            <text:p text:style-name="P72">۴- <text:span text:style-name="T13">لیستی از پروپوزال هایی که مورد نظر مدیر گروه است به وی نشان داده می‌شود.</text:span></text:p>
          </table:table-cell>
        </table:table-row>
      </table:table>
      <text:p text:style-name="P20"/>
      <table:table table:name="Table30" table:style-name="Table30">
        <table:table-column table:style-name="Table30.A"/>
        <table:table-column table:style-name="Table30.B"/>
        <table:table-row>
          <table:table-cell table:style-name="Table30.A1" office:value-type="string">
            <text:p text:style-name="P84">روند های جایگزین</text:p>
          </table:table-cell>
          <table:table-cell table:style-name="Table30.B1" office:value-type="string">
            <text:p text:style-name="P84">در <text:span text:style-name="T3">تمامی مراحل اگر به مشکلی از طرف سرور, مانند خطای عدم دسترسی سرویس برخوردیم باید یک پیغام مناسب به استاد نشان داده شود تا مدیر گروه از موضوع آگاه شود.</text:span></text:p>
          </table:table-cell>
        </table:table-row>
        <table:table-row>
          <table:table-cell table:style-name="Table30.A2" office:value-type="string">
            <text:p text:style-name="P84">خاتمه</text:p>
          </table:table-cell>
          <table:table-cell table:style-name="Table30.B2" office:value-type="string">
            <text:p text:style-name="P104">پس از <text:span text:style-name="T13">مشاهده لیست پروپوزال ها این قسمت</text:span> تمام می‌شود.</text:p>
          </table:table-cell>
        </table:table-row>
        <table:table-row>
          <table:table-cell table:style-name="Table30.A2" office:value-type="string">
            <text:p text:style-name="P84">شرایط پسین</text:p>
          </table:table-cell>
          <table:table-cell table:style-name="Table30.B2" office:value-type="string">
            <text:p text:style-name="P123">مدیر گروه ممکن است بر روی یک پروپوزال کلیک کند که اگر هنوز داور برای آن مشخص نشده بود یا دو داور کامل مشخص نشده بودند وارد بخش مشخص کردن داور می‌شویم.</text:p>
          </table:table-cell>
        </table:table-row>
        <table:table-row>
          <table:table-cell table:style-name="Table30.A2" office:value-type="string">
            <text:p text:style-name="P84">قواعد</text:p>
          </table:table-cell>
          <table:table-cell table:style-name="Table30.B2" office:value-type="string">
            <text:p text:style-name="P104"/>
          </table:table-cell>
        </table:table-row>
        <table:table-row table:style-name="Table30.5">
          <table:table-cell table:style-name="Table30.A2" office:value-type="string">
            <text:p text:style-name="P84">ملاحظات فنی</text:p>
          </table:table-cell>
          <table:table-cell table:style-name="Table30.B2" office:value-type="string">
            <text:p text:style-name="P123">امنیت در این بخش مهم است و یک مدیر گروه نباید بتواند پروپوزال های مربوط به یک گروه دیگر را ببیند.</text:p>
          </table:table-cell>
        </table:table-row>
      </table:table>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7"/>
      <table:table table:name="Table31" table:style-name="Table31">
        <table:table-column table:style-name="Table31.A"/>
        <table:table-column table:style-name="Table31.B"/>
        <table:table-row>
          <table:table-cell table:style-name="Table31.A1" office:value-type="string">
            <text:p text:style-name="P33">نام use case</text:p>
          </table:table-cell>
          <table:table-cell table:style-name="Table31.B1" office:value-type="string">
            <text:p text:style-name="P123">ثبت داور</text:p>
          </table:table-cell>
        </table:table-row>
        <table:table-row>
          <table:table-cell table:style-name="Table31.A2" office:value-type="string">
            <text:p text:style-name="P33">Actor اصلی</text:p>
          </table:table-cell>
          <table:table-cell table:style-name="Table31.B2" office:value-type="string">
            <text:p text:style-name="P123">مدیر گروه</text:p>
          </table:table-cell>
        </table:table-row>
        <table:table-row table:style-name="Table31.3">
          <table:table-cell table:style-name="Table31.A2" office:value-type="string">
            <text:p text:style-name="P33">توصیف</text:p>
          </table:table-cell>
          <table:table-cell table:style-name="Table31.B2" office:value-type="string">
            <text:p text:style-name="P123">مدیر گروه <text:span text:style-name="T14">پس از انتخاب یک پروپوزال می‌تواند داور های پیشنهاد شده توسط سیستم را ببیند. اگر با آن‌ها موافق بود همان‌ها را به عنوان داور انتخاب کند در غیر این صور استاد دیگری را به عنوان داور انتخاب کند.</text:span></text:p>
          </table:table-cell>
        </table:table-row>
        <table:table-row>
          <table:table-cell table:style-name="Table31.A2" office:value-type="string">
            <text:p text:style-name="P46">پیش شرایط</text:p>
          </table:table-cell>
          <table:table-cell table:style-name="Table31.B2" office:value-type="string">
            <text:p text:style-name="P130">کاربر تحت عنوان مدیر گروه وارد سایت شده باشد.</text:p>
            <text:p text:style-name="P125">باید پروپوزالی ایجاد شده باشد و داوری نداشته باشد تا این قسمت آغاز شود.</text:p>
          </table:table-cell>
        </table:table-row>
        <table:table-row>
          <table:table-cell table:style-name="Table31.A2" office:value-type="string">
            <text:p text:style-name="P59">راه انداز</text:p>
          </table:table-cell>
          <table:table-cell table:style-name="Table31.B2" office:value-type="string">
            <text:p text:style-name="P123">م<text:span text:style-name="T14">دیر گروه در صفحه مشاهده پروپوزال ها بر روی یک پروپوزال کلیک می‌کند و این use case آغاز می‌شود.</text:span></text:p>
          </table:table-cell>
        </table:table-row>
      </table:table>
      <text:p text:style-name="P20"/>
      <table:table table:name="Table32" table:style-name="Table32">
        <table:table-column table:style-name="Table32.A" table:number-columns-repeated="2"/>
        <table:table-row>
          <table:table-cell table:style-name="Table32.A1" office:value-type="string">
            <text:p text:style-name="P72">کنش</text:p>
          </table:table-cell>
          <table:table-cell table:style-name="Table32.B1" office:value-type="string">
            <text:p text:style-name="P72">واکنش</text:p>
          </table:table-cell>
        </table:table-row>
        <table:table-row>
          <table:table-cell table:style-name="Table32.A2" office:value-type="string">
            <text:p text:style-name="P72">۱-<text:span text:style-name="T13">مدیر گروه بر روی مشاهده یک پروپوزال از صفحه مشاهده پروپوزال ها کلیک می‌کند.</text:span></text:p>
            <text:p text:style-name="P112"><text:span text:style-name="T13">.</text:span></text:p>
            <text:p text:style-name="P112"/>
            <text:p text:style-name="P125">۳-مدیر گروه دو استاد را به عنوان داور انتخاب می‌کند.</text:p>
          </table:table-cell>
          <table:table-cell table:style-name="Table32.B2" office:value-type="string">
            <text:p text:style-name="P72">۲-<text:span text:style-name="T14">فرم مربوط به ثبت داور, و همچنین داور های پیشنهادی توسط سیستم به وی نشان داده می شود.</text:span></text:p>
            <text:p text:style-name="P72"/>
            <text:p text:style-name="P72">۴-<text:span text:style-name="T14">پس از بررسی موارد پیغام مناسب به مدیر گروه نشان داده می‌شود.</text:span></text:p>
          </table:table-cell>
        </table:table-row>
      </table:table>
      <text:p text:style-name="P20"/>
      <table:table table:name="Table33" table:style-name="Table33">
        <table:table-column table:style-name="Table33.A"/>
        <table:table-column table:style-name="Table33.B"/>
        <table:table-row>
          <table:table-cell table:style-name="Table33.A1" office:value-type="string">
            <text:p text:style-name="P84">روند های جایگزین</text:p>
          </table:table-cell>
          <table:table-cell table:style-name="Table33.B1" office:value-type="string">
            <text:p text:style-name="P84">در <text:span text:style-name="T3">تمامی مراحل اگر به مشکلی از طرف سرور, مانند خطای عدم دسترسی سرویس برخوردیم باید یک پیغام مناسب به استاد نشان داده شود تا مدیر گروه از موضوع آگاه شود.</text:span></text:p>
            <text:p text:style-name="P125">در گام ۲ اگر از قبل داور ها برای این مورد مشخص شده بودند فرمی به مدیر گروه نشان داده شود که در آن بتواند داور ها را ویراش و عوض کند.</text:p>
            <text:p text:style-name="P125">در گام ۳ بهتر است باید مدیر گروه را مجاب کنیم که حتماً ۲ داور انتخاب کند و اگر تنها ۱ داور انتخاب کرد پیغام خطا به وی نشان دهیم.</text:p>
          </table:table-cell>
        </table:table-row>
        <table:table-row>
          <table:table-cell table:style-name="Table33.A2" office:value-type="string">
            <text:p text:style-name="P84">خاتمه</text:p>
          </table:table-cell>
          <table:table-cell table:style-name="Table33.B2" office:value-type="string">
            <text:p text:style-name="P104">پس از <text:span text:style-name="T13">مشاهده لیست پروپوزال ها این قسمت</text:span> تمام می‌شود.</text:p>
          </table:table-cell>
        </table:table-row>
        <table:table-row>
          <table:table-cell table:style-name="Table33.A2" office:value-type="string">
            <text:p text:style-name="P84">شرایط پسین</text:p>
          </table:table-cell>
          <table:table-cell table:style-name="Table33.B2" office:value-type="string">
            <text:p text:style-name="P125">پس از این مورد باید این پروپوزال به لیست پروپوزال های استاد و دانشجو اضافه شود.</text:p>
          </table:table-cell>
        </table:table-row>
        <table:table-row>
          <table:table-cell table:style-name="Table33.A2" office:value-type="string">
            <text:p text:style-name="P84">قواعد</text:p>
          </table:table-cell>
          <table:table-cell table:style-name="Table33.B2" office:value-type="string">
            <text:p text:style-name="P104"/>
          </table:table-cell>
        </table:table-row>
        <table:table-row table:style-name="Table33.5">
          <table:table-cell table:style-name="Table33.A2" office:value-type="string">
            <text:p text:style-name="P84">ملاحظات فنی</text:p>
          </table:table-cell>
          <table:table-cell table:style-name="Table33.B2" office:value-type="string">
            <text:p text:style-name="P123">امنیت در این بخش مهم است و <text:span text:style-name="T14">تنها مدیر یک گروه بتواند برای پروپوزال های آن گروه تصمیم بگیرد.</text:span></text:p>
          </table:table-cell>
        </table:table-row>
      </table:table>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8"/>
      <table:table table:name="Table34" table:style-name="Table34">
        <table:table-column table:style-name="Table34.A"/>
        <table:table-column table:style-name="Table34.B"/>
        <table:table-row>
          <table:table-cell table:style-name="Table34.A1" office:value-type="string">
            <text:p text:style-name="P34">نام use case</text:p>
          </table:table-cell>
          <table:table-cell table:style-name="Table34.B1" office:value-type="string">
            <text:p text:style-name="P124">ثبت <text:span text:style-name="T15">دانشجو و مدیرگروه و استاد</text:span></text:p>
          </table:table-cell>
        </table:table-row>
        <table:table-row>
          <table:table-cell table:style-name="Table34.A2" office:value-type="string">
            <text:p text:style-name="P34">Actor اصلی</text:p>
          </table:table-cell>
          <table:table-cell table:style-name="Table34.B2" office:value-type="string">
            <text:p text:style-name="P125">ادمین</text:p>
          </table:table-cell>
        </table:table-row>
        <table:table-row table:style-name="Table34.3">
          <table:table-cell table:style-name="Table34.A2" office:value-type="string">
            <text:p text:style-name="P34">توصیف</text:p>
          </table:table-cell>
          <table:table-cell table:style-name="Table34.B2" office:value-type="string">
            <text:p text:style-name="P128">ادمین باید دانشجو ها و استاد و مدیر گروه‌ها را مشخص کند و به آن‌ها نام کاربری و کلمه عبور بدهد. این نقش بسیار مهم زیرا تمامی use case ها به این موضوع وابسته هستند.</text:p>
          </table:table-cell>
        </table:table-row>
        <table:table-row>
          <table:table-cell table:style-name="Table34.A2" office:value-type="string">
            <text:p text:style-name="P47">پیش شرایط</text:p>
          </table:table-cell>
          <table:table-cell table:style-name="Table34.B2" office:value-type="string">
            <text:p text:style-name="P130">کاربر تحت عنوان ادمین وارد سایت شده باشد.</text:p>
          </table:table-cell>
        </table:table-row>
        <table:table-row>
          <table:table-cell table:style-name="Table34.A2" office:value-type="string">
            <text:p text:style-name="P60">راه انداز</text:p>
          </table:table-cell>
          <table:table-cell table:style-name="Table34.B2" office:value-type="string">
            <text:p text:style-name="P128">ادمین باید بر روی قسمت ثبت افراد کلیک کند.</text:p>
          </table:table-cell>
        </table:table-row>
      </table:table>
      <text:p text:style-name="P21"/>
      <table:table table:name="Table35" table:style-name="Table35">
        <table:table-column table:style-name="Table35.A" table:number-columns-repeated="2"/>
        <table:table-row>
          <table:table-cell table:style-name="Table35.A1" office:value-type="string">
            <text:p text:style-name="P73">کنش</text:p>
          </table:table-cell>
          <table:table-cell table:style-name="Table35.B1" office:value-type="string">
            <text:p text:style-name="P73">واکنش</text:p>
          </table:table-cell>
        </table:table-row>
        <table:table-row>
          <table:table-cell table:style-name="Table35.A2" office:value-type="string">
            <text:p text:style-name="P73">۱-<text:span text:style-name="T15">ادمین بر روی قسمت ثبت افراد کلیک می‌کند.</text:span></text:p>
            <text:p text:style-name="P73"/>
            <text:p text:style-name="P128">۳-ادمین به ثبت یک دانشجو یا استاد یا مدیر گروه می‌پردازد.</text:p>
          </table:table-cell>
          <table:table-cell table:style-name="Table35.B2" office:value-type="string">
            <text:p text:style-name="P73">۲-<text:span text:style-name="T15">فرم مربوط به ثبت افراد به ادمین نشان داده می‌شود.</text:span></text:p>
            <text:p text:style-name="P73">۴-<text:span text:style-name="T14">پس از بررسی موارد پیغام مناسب به ادمین نشان داده می‌شود.</text:span></text:p>
          </table:table-cell>
        </table:table-row>
      </table:table>
      <text:p text:style-name="P21"/>
      <table:table table:name="Table36" table:style-name="Table36">
        <table:table-column table:style-name="Table36.A"/>
        <table:table-column table:style-name="Table36.B"/>
        <table:table-row>
          <table:table-cell table:style-name="Table36.A1" office:value-type="string">
            <text:p text:style-name="P85">روند های جایگزین</text:p>
          </table:table-cell>
          <table:table-cell table:style-name="Table36.B1" office:value-type="string">
            <text:p text:style-name="P85">در <text:span text:style-name="T3">تمامی مراحل اگر به مشکلی از طرف سرور, مانند خطای عدم دسترسی سرویس برخوردیم باید یک پیغام مناسب به استاد نشان داده شود تا ادمین از موضوع آگاه شود.</text:span></text:p>
            <text:p text:style-name="P125">در گام ۲ اگر از قبل <text:span text:style-name="T15">یک فرد ایجاد شده بود پیغام مناسب به وی نشان داده شود.(یکتا بودن افراد از روی کد ملی آن‌ها تعیین می‌شود.)</text:span></text:p>
            <text:p text:style-name="P125"/>
          </table:table-cell>
        </table:table-row>
        <table:table-row>
          <table:table-cell table:style-name="Table36.A2" office:value-type="string">
            <text:p text:style-name="P85">خاتمه</text:p>
          </table:table-cell>
          <table:table-cell table:style-name="Table36.B2" office:value-type="string">
            <text:p text:style-name="P105">پس از <text:span text:style-name="T15">ثبت افراد این قسمت</text:span> تمام می‌شود.</text:p>
          </table:table-cell>
        </table:table-row>
        <table:table-row>
          <table:table-cell table:style-name="Table36.A2" office:value-type="string">
            <text:p text:style-name="P85">شرایط پسین</text:p>
          </table:table-cell>
          <table:table-cell table:style-name="Table36.B2" office:value-type="string">
            <text:p text:style-name="P125"/>
          </table:table-cell>
        </table:table-row>
        <table:table-row>
          <table:table-cell table:style-name="Table36.A2" office:value-type="string">
            <text:p text:style-name="P85">قواعد</text:p>
          </table:table-cell>
          <table:table-cell table:style-name="Table36.B2" office:value-type="string">
            <text:p text:style-name="P128"/>
          </table:table-cell>
        </table:table-row>
        <table:table-row table:style-name="Table36.5">
          <table:table-cell table:style-name="Table36.A2" office:value-type="string">
            <text:p text:style-name="P85">ملاحظات فنی</text:p>
          </table:table-cell>
          <table:table-cell table:style-name="Table36.B2" office:value-type="string">
            <text:p text:style-name="P128">مهمترین قسمت در امنیت این قسمت است, زیرا ادمین بیشترین دسترسی را در سایت دارد و هیچ شخص دیگری نباید بتواند به عنوان ادمین وارد سایت شود.</text:p>
          </table:table-cell>
        </table:table-row>
      </table:table>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9"/>
      <table:table table:name="Table37" table:style-name="Table37">
        <table:table-column table:style-name="Table37.A"/>
        <table:table-column table:style-name="Table37.B"/>
        <table:table-row>
          <table:table-cell table:style-name="Table37.A1" office:value-type="string">
            <text:p text:style-name="P35">نام use case</text:p>
          </table:table-cell>
          <table:table-cell table:style-name="Table37.B1" office:value-type="string">
            <text:p text:style-name="P128">مشخص کردن نتیجه دفاع</text:p>
          </table:table-cell>
        </table:table-row>
        <table:table-row>
          <table:table-cell table:style-name="Table37.A2" office:value-type="string">
            <text:p text:style-name="P35">Actor اصلی</text:p>
          </table:table-cell>
          <table:table-cell table:style-name="Table37.B2" office:value-type="string">
            <text:p text:style-name="P126">ادمین</text:p>
          </table:table-cell>
        </table:table-row>
        <table:table-row table:style-name="Table37.3">
          <table:table-cell table:style-name="Table37.A2" office:value-type="string">
            <text:p text:style-name="P35">توصیف</text:p>
          </table:table-cell>
          <table:table-cell table:style-name="Table37.B2" office:value-type="string">
            <text:p text:style-name="P128">پس از آنکه یک جلسه دفاع برگزار شد ادمین باید نتیجه آنرا در سیستم وارد کند.</text:p>
          </table:table-cell>
        </table:table-row>
        <table:table-row>
          <table:table-cell table:style-name="Table37.A2" office:value-type="string">
            <text:p text:style-name="P48">پیش شرایط</text:p>
          </table:table-cell>
          <table:table-cell table:style-name="Table37.B2" office:value-type="string">
            <text:p text:style-name="P130">کاربر تحت عنوان ادمین وارد سایت شده باشد.</text:p>
            <text:p text:style-name="P128">باید یک دانشجو پروپوزال ایجاد کرده باشد, این پروپوزال برای دفاع توسط استادان فراخوانده شده باشد و دفاع نیز برگزار شده باشد.</text:p>
          </table:table-cell>
        </table:table-row>
        <table:table-row>
          <table:table-cell table:style-name="Table37.A2" office:value-type="string">
            <text:p text:style-name="P61">راه انداز</text:p>
          </table:table-cell>
          <table:table-cell table:style-name="Table37.B2" office:value-type="string">
            <text:p text:style-name="P128">ادمین باید بر روی قسمت ثبت دفاع کلیک کند.</text:p>
          </table:table-cell>
        </table:table-row>
      </table:table>
      <text:p text:style-name="P22"/>
      <table:table table:name="Table38" table:style-name="Table38">
        <table:table-column table:style-name="Table38.A" table:number-columns-repeated="2"/>
        <table:table-row>
          <table:table-cell table:style-name="Table38.A1" office:value-type="string">
            <text:p text:style-name="P74">کنش</text:p>
          </table:table-cell>
          <table:table-cell table:style-name="Table38.B1" office:value-type="string">
            <text:p text:style-name="P74">واکنش</text:p>
          </table:table-cell>
        </table:table-row>
        <table:table-row>
          <table:table-cell table:style-name="Table38.A2" office:value-type="string">
            <text:p text:style-name="P74">۱-<text:span text:style-name="T15">ادمین بر روی قسمت ثبت دفاع کلیک می‌کند.</text:span></text:p>
            <text:p text:style-name="P74"/>
            <text:p text:style-name="P128">۳-ادمین به ثبت نتیجه یک دفاع با تمام جزییات می پردازد.</text:p>
          </table:table-cell>
          <table:table-cell table:style-name="Table38.B2" office:value-type="string">
            <text:p text:style-name="P74">۲-<text:span text:style-name="T15">فرم مربوط به ثبت دفاع به ادمین نشان داده می‌شود.</text:span></text:p>
            <text:p text:style-name="P74">۴-<text:span text:style-name="T14">پس از بررسی موارد پیغام مناسب به ادمین نشان داده می‌شود.</text:span></text:p>
          </table:table-cell>
        </table:table-row>
      </table:table>
      <text:p text:style-name="P22"/>
      <table:table table:name="Table39" table:style-name="Table39">
        <table:table-column table:style-name="Table39.A"/>
        <table:table-column table:style-name="Table39.B"/>
        <table:table-row>
          <table:table-cell table:style-name="Table39.A1" office:value-type="string">
            <text:p text:style-name="P86">روند های جایگزین</text:p>
          </table:table-cell>
          <table:table-cell table:style-name="Table39.B1" office:value-type="string">
            <text:p text:style-name="P86">در <text:span text:style-name="T3">تمامی مراحل اگر به مشکلی از طرف سرور, مانند خطای عدم دسترسی سرویس برخوردیم باید یک پیغام مناسب به استاد نشان داده شود تا ادمین از موضوع آگاه شود.</text:span></text:p>
            <text:p text:style-name="P126"/>
          </table:table-cell>
        </table:table-row>
        <table:table-row>
          <table:table-cell table:style-name="Table39.A2" office:value-type="string">
            <text:p text:style-name="P86">خاتمه</text:p>
          </table:table-cell>
          <table:table-cell table:style-name="Table39.B2" office:value-type="string">
            <text:p text:style-name="P106">پس از <text:span text:style-name="T15">ثبت نتیجه دفاع این قسمت</text:span> تمام می‌شود.</text:p>
          </table:table-cell>
        </table:table-row>
        <table:table-row>
          <table:table-cell table:style-name="Table39.A2" office:value-type="string">
            <text:p text:style-name="P86">شرایط پسین</text:p>
          </table:table-cell>
          <table:table-cell table:style-name="Table39.B2" office:value-type="string">
            <text:p text:style-name="P126"/>
          </table:table-cell>
        </table:table-row>
        <table:table-row>
          <table:table-cell table:style-name="Table39.A2" office:value-type="string">
            <text:p text:style-name="P86">قواعد</text:p>
          </table:table-cell>
          <table:table-cell table:style-name="Table39.B2" office:value-type="string">
            <text:p text:style-name="P128"/>
          </table:table-cell>
        </table:table-row>
        <table:table-row table:style-name="Table39.5">
          <table:table-cell table:style-name="Table39.A2" office:value-type="string">
            <text:p text:style-name="P86">ملاحظات فنی</text:p>
          </table:table-cell>
          <table:table-cell table:style-name="Table39.B2" office:value-type="string">
            <text:p text:style-name="P128">مهمترین قسمت در امنیت این قسمت است, زیرا ادمین بیشترین دسترسی را در سایت دارد و هیچ شخص دیگری نباید بتواند به عنوان ادمین وارد سایت شود.</text:p>
          </table:table-cell>
        </table:table-row>
      </table:table>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0"/>
      <table:table table:name="Table40" table:style-name="Table40">
        <table:table-column table:style-name="Table40.A"/>
        <table:table-column table:style-name="Table40.B"/>
        <table:table-row>
          <table:table-cell table:style-name="Table40.A1" office:value-type="string">
            <text:p text:style-name="P36">نام use case</text:p>
          </table:table-cell>
          <table:table-cell table:style-name="Table40.B1" office:value-type="string">
            <text:p text:style-name="P130">ورود به سایت</text:p>
          </table:table-cell>
        </table:table-row>
        <table:table-row>
          <table:table-cell table:style-name="Table40.A2" office:value-type="string">
            <text:p text:style-name="P36">Actor اصلی</text:p>
          </table:table-cell>
          <table:table-cell table:style-name="Table40.B2" office:value-type="string">
            <text:p text:style-name="P127">ادمین, <text:span text:style-name="T16">مدیر گروه, استاد, دانشجو</text:span></text:p>
          </table:table-cell>
        </table:table-row>
        <table:table-row table:style-name="Table40.3">
          <table:table-cell table:style-name="Table40.A2" office:value-type="string">
            <text:p text:style-name="P36">توصیف</text:p>
          </table:table-cell>
          <table:table-cell table:style-name="Table40.B2" office:value-type="string">
            <text:p text:style-name="P130">تمامی کاربران باید به سایت ورود کنند تا بتوانند طبق نقششان از سایت استفاده کنند. همچنین اگر یک کاربر قصد ورود به صفحه‌ای را داشت و هنوز لاگین نکرده بود باید به او صفحه login نشان داده شود.</text:p>
          </table:table-cell>
        </table:table-row>
        <table:table-row>
          <table:table-cell table:style-name="Table40.A2" office:value-type="string">
            <text:p text:style-name="P49">پیش شرایط</text:p>
          </table:table-cell>
          <table:table-cell table:style-name="Table40.B2" office:value-type="string">
            <text:p text:style-name="P129">با<text:span text:style-name="T16">ید تمامی کابران رمز و نام کاربری داشته باشند که بتوانند وارد سایت شوند.</text:span></text:p>
          </table:table-cell>
        </table:table-row>
        <table:table-row>
          <table:table-cell table:style-name="Table40.A2" office:value-type="string">
            <text:p text:style-name="P62">راه انداز</text:p>
          </table:table-cell>
          <table:table-cell table:style-name="Table40.B2" office:value-type="string">
            <text:p text:style-name="P130">کاربر باید بر روی صفحه ورود به سایت کلیک کند یا قصد رفتن به قسمتی را داشته باشد و هنوز وارد سایت نشده باشد.</text:p>
          </table:table-cell>
        </table:table-row>
      </table:table>
      <text:p text:style-name="P23"/>
      <table:table table:name="Table41" table:style-name="Table41">
        <table:table-column table:style-name="Table41.A" table:number-columns-repeated="2"/>
        <table:table-row>
          <table:table-cell table:style-name="Table41.A1" office:value-type="string">
            <text:p text:style-name="P75">کنش</text:p>
          </table:table-cell>
          <table:table-cell table:style-name="Table41.B1" office:value-type="string">
            <text:p text:style-name="P75">واکنش</text:p>
          </table:table-cell>
        </table:table-row>
        <table:table-row>
          <table:table-cell table:style-name="Table41.A2" office:value-type="string">
            <text:p text:style-name="P75">۱- <text:span text:style-name="T16">کاربر قصد ورود به سایت را می‌کند.</text:span></text:p>
            <text:p text:style-name="P75"/>
            <text:p text:style-name="P129">۳-<text:span text:style-name="T16">کاربر نام کاربری و کلمه عبور خود را وارد می‌کند.</text:span></text:p>
          </table:table-cell>
          <table:table-cell table:style-name="Table41.B2" office:value-type="string">
            <text:p text:style-name="P75">۲-<text:span text:style-name="T15">فرم ورود به سایت به وی نمایش داده می شود.</text:span></text:p>
            <text:p text:style-name="P75">۴-<text:span text:style-name="T14">پس از بررسی موارد پیغام مناسب به کاربر نشان داده می‌شود.</text:span></text:p>
          </table:table-cell>
        </table:table-row>
      </table:table>
      <text:p text:style-name="P23"/>
      <table:table table:name="Table42" table:style-name="Table42">
        <table:table-column table:style-name="Table42.A"/>
        <table:table-column table:style-name="Table42.B"/>
        <table:table-row>
          <table:table-cell table:style-name="Table42.A1" office:value-type="string">
            <text:p text:style-name="P87">روند های جایگزین</text:p>
          </table:table-cell>
          <table:table-cell table:style-name="Table42.B1" office:value-type="string">
            <text:p text:style-name="P87">در <text:span text:style-name="T3">تمامی مراحل اگر به مشکلی از طرف سرور, مانند خطای عدم دسترسی سرویس برخوردیم باید یک پیغام مناسب به استاد نشان داده شود تا کاربر از موضوع آگاه شود.</text:span></text:p>
            <text:p text:style-name="P127"/>
          </table:table-cell>
        </table:table-row>
        <table:table-row>
          <table:table-cell table:style-name="Table42.A2" office:value-type="string">
            <text:p text:style-name="P87">خاتمه</text:p>
          </table:table-cell>
          <table:table-cell table:style-name="Table42.B2" office:value-type="string">
            <text:p text:style-name="P107">پس از <text:span text:style-name="T15">ثبت نام این قسمت</text:span> تمام می‌شود.</text:p>
          </table:table-cell>
        </table:table-row>
        <table:table-row>
          <table:table-cell table:style-name="Table42.A2" office:value-type="string">
            <text:p text:style-name="P87">شرایط پسین</text:p>
          </table:table-cell>
          <table:table-cell table:style-name="Table42.B2" office:value-type="string">
            <text:p text:style-name="P127"/>
          </table:table-cell>
        </table:table-row>
        <table:table-row>
          <table:table-cell table:style-name="Table42.A2" office:value-type="string">
            <text:p text:style-name="P87">قواعد</text:p>
          </table:table-cell>
          <table:table-cell table:style-name="Table42.B2" office:value-type="string">
            <text:p text:style-name="P129"/>
          </table:table-cell>
        </table:table-row>
        <table:table-row table:style-name="Table42.5">
          <table:table-cell table:style-name="Table42.A2" office:value-type="string">
            <text:p text:style-name="P87">ملاحظات فنی</text:p>
          </table:table-cell>
          <table:table-cell table:style-name="Table42.B2" office:value-type="string">
            <text:p text:style-name="P130">باید یک قسمت تحت عنوان «من ربات نیستم» در سایت بگذاریم تا امنیت سایت بالا رود و یک ربات نتواند وارد سایت شود یا با تست کردن تعداد زیادی پسورد, پسوورد یک کاربر را پیدا کند.</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6:04:43.317127067</meta:creation-date>
    <dc:date>2020-03-20T15:59:05.236974436</dc:date>
    <meta:editing-duration>PT37S</meta:editing-duration>
    <meta:editing-cycles>1</meta:editing-cycles>
    <meta:document-statistic meta:table-count="42" meta:image-count="0" meta:object-count="0" meta:page-count="14" meta:paragraph-count="371" meta:word-count="3970" meta:character-count="19577" meta:non-whitespace-character-count="15969"/>
    <meta:generator>LibreOffice/6.0.7.3$Linux_X86_64 LibreOffice_project/00m0$Build-3</meta:generator>
  </office:meta>
</office:document-meta>
</file>